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_42583.36371527778" table:style-name="ta1">
        <table:shapes>
          <draw:frame draw:z-index="0" draw:style-name="gr1" draw:text-style-name="P1" svg:width="1096.98pt" svg:height="455.53pt" svg:x="315.75pt" svg:y="17.32pt">
            <loext:p draw:notify-on-update-of-ranges="'log_42583.36371527778'.B2:'log_42583.36371527778'.B308 'log_42583.36371527778'.D2:'log_42583.36371527778'.D308 'log_42583.36371527778'.B2:'log_42583.36371527778'.B308 'log_42583.36371527778'.C2:'log_42583.36371527778'.C3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Waypoints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6.000004075S" calcext:value-type="time">
            <text:p>08:43:46</text:p>
          </table:table-cell>
          <table:table-cell office:value-type="float" office:value="359.44" calcext:value-type="float">
            <text:p>359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6.999998232S" calcext:value-type="time">
            <text:p>08:43:47</text:p>
          </table:table-cell>
          <table:table-cell office:value-type="float" office:value="55.69" calcext:value-type="float">
            <text:p>55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8.000000771S" calcext:value-type="time">
            <text:p>08:43:48</text:p>
          </table:table-cell>
          <table:table-cell office:value-type="float" office:value="83.25" calcext:value-type="float">
            <text:p>8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9.000002891S" calcext:value-type="time">
            <text:p>08:43:49</text:p>
          </table:table-cell>
          <table:table-cell office:value-type="float" office:value="87.69" calcext:value-type="float">
            <text:p>87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49.999996629S" calcext:value-type="time">
            <text:p>08:43:50</text:p>
          </table:table-cell>
          <table:table-cell office:value-type="float" office:value="84.94" calcext:value-type="float">
            <text:p>84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0.99999791S" calcext:value-type="time">
            <text:p>08:43:51</text:p>
          </table:table-cell>
          <table:table-cell office:value-type="float" office:value="86.87" calcext:value-type="float">
            <text:p>8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2.000000868S" calcext:value-type="time">
            <text:p>08:43:52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&lt;&lt;&lt;A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3.000003407S" calcext:value-type="time">
            <text:p>08:43:5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4.000005526S" calcext:value-type="time">
            <text:p>08:43:54</text:p>
          </table:table-cell>
          <table:table-cell office:value-type="float" office:value="83.06" calcext:value-type="float">
            <text:p>83.0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4.999998007S" calcext:value-type="time">
            <text:p>08:43:55</text:p>
          </table:table-cell>
          <table:table-cell office:value-type="float" office:value="85.94" calcext:value-type="float">
            <text:p>85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6.000000127S" calcext:value-type="time">
            <text:p>08:43:56</text:p>
          </table:table-cell>
          <table:table-cell office:value-type="float" office:value="82.56" calcext:value-type="float">
            <text:p>82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7.000003923S" calcext:value-type="time">
            <text:p>08:43:57</text:p>
          </table:table-cell>
          <table:table-cell office:value-type="float" office:value="87.56" calcext:value-type="float">
            <text:p>87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7.999996822S" calcext:value-type="time">
            <text:p>08:43:58</text:p>
          </table:table-cell>
          <table:table-cell office:value-type="float" office:value="86.94" calcext:value-type="float">
            <text:p>86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3M58.999998523S" calcext:value-type="time">
            <text:p>08:43:59</text:p>
          </table:table-cell>
          <table:table-cell office:value-type="float" office:value="88.56" calcext:value-type="float">
            <text:p>88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0.000001062S" calcext:value-type="time">
            <text:p>08:44:00</text:p>
          </table:table-cell>
          <table:table-cell office:value-type="float" office:value="87.37" calcext:value-type="float">
            <text:p>87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1.000003181S" calcext:value-type="time">
            <text:p>08:44:01</text:p>
          </table:table-cell>
          <table:table-cell office:value-type="float" office:value="83.37" calcext:value-type="float">
            <text:p>83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1.999997338S" calcext:value-type="time">
            <text:p>08:44:02</text:p>
          </table:table-cell>
          <table:table-cell office:value-type="float" office:value="86.12" calcext:value-type="float">
            <text:p>86.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2.999999039S" calcext:value-type="time">
            <text:p>08:44:03</text:p>
          </table:table-cell>
          <table:table-cell office:value-type="float" office:value="87.25" calcext:value-type="float">
            <text:p>87.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4.000001997S" calcext:value-type="time">
            <text:p>08:44:04</text:p>
          </table:table-cell>
          <table:table-cell office:value-type="float" office:value="86.62" calcext:value-type="float">
            <text:p>86.6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5.000003697S" calcext:value-type="time">
            <text:p>08:44:05</text:p>
          </table:table-cell>
          <table:table-cell office:value-type="float" office:value="85.81" calcext:value-type="float">
            <text:p>85.8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5.999997016S" calcext:value-type="time">
            <text:p>08:44:06</text:p>
          </table:table-cell>
          <table:table-cell office:value-type="float" office:value="83.87" calcext:value-type="float">
            <text:p>83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6.999999136S" calcext:value-type="time">
            <text:p>08:44:07</text:p>
          </table:table-cell>
          <table:table-cell office:value-type="float" office:value="92.12" calcext:value-type="float">
            <text:p>92.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8.000002094S" calcext:value-type="time">
            <text:p>08:44:08</text:p>
          </table:table-cell>
          <table:table-cell office:value-type="float" office:value="90.56" calcext:value-type="float">
            <text:p>90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9.000004632S" calcext:value-type="time">
            <text:p>08:44:09</text:p>
          </table:table-cell>
          <table:table-cell office:value-type="float" office:value="91.56" calcext:value-type="float">
            <text:p>91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09.999997113S" calcext:value-type="time">
            <text:p>08:44:10</text:p>
          </table:table-cell>
          <table:table-cell office:value-type="float" office:value="86.37" calcext:value-type="float">
            <text:p>86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0.999998813S" calcext:value-type="time">
            <text:p>08:44:11</text:p>
          </table:table-cell>
          <table:table-cell office:value-type="float" office:value="90.19" calcext:value-type="float">
            <text:p>90.1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2.00000219S" calcext:value-type="time">
            <text:p>08:44:12</text:p>
          </table:table-cell>
          <table:table-cell office:value-type="float" office:value="92.19" calcext:value-type="float">
            <text:p>92.1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3.00000431S" calcext:value-type="time">
            <text:p>08:44:13</text:p>
          </table:table-cell>
          <table:table-cell office:value-type="float" office:value="90.37" calcext:value-type="float">
            <text:p>90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3.999997629S" calcext:value-type="time">
            <text:p>08:44:14</text:p>
          </table:table-cell>
          <table:table-cell office:value-type="float" office:value="89.94" calcext:value-type="float">
            <text:p>89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4.999999749S" calcext:value-type="time">
            <text:p>08:44:15</text:p>
          </table:table-cell>
          <table:table-cell office:value-type="float" office:value="90.5" calcext:value-type="float">
            <text:p>90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6.000002287S" calcext:value-type="time">
            <text:p>08:44:16</text:p>
          </table:table-cell>
          <table:table-cell office:value-type="float" office:value="84.87" calcext:value-type="float">
            <text:p>84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7.000004407S" calcext:value-type="time">
            <text:p>08:44:17</text:p>
          </table:table-cell>
          <table:table-cell office:value-type="float" office:value="90.94" calcext:value-type="float">
            <text:p>90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7.999998564S" calcext:value-type="time">
            <text:p>08:44:18</text:p>
          </table:table-cell>
          <table:table-cell office:value-type="float" office:value="90.81" calcext:value-type="float">
            <text:p>90.8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19.000000264S" calcext:value-type="time">
            <text:p>08:44:19</text:p>
          </table:table-cell>
          <table:table-cell office:value-type="float" office:value="88.37" calcext:value-type="float">
            <text:p>88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0.000002803S" calcext:value-type="time">
            <text:p>08:44:20</text:p>
          </table:table-cell>
          <table:table-cell office:value-type="float" office:value="86.31" calcext:value-type="float">
            <text:p>86.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0.999996122S" calcext:value-type="time">
            <text:p>08:44:21</text:p>
          </table:table-cell>
          <table:table-cell office:value-type="float" office:value="89.94" calcext:value-type="float">
            <text:p>89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1.999998242S" calcext:value-type="time">
            <text:p>08:44:22</text:p>
          </table:table-cell>
          <table:table-cell table:number-columns-repeated="2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3.000000361S" calcext:value-type="time">
            <text:p>08:44:23</text:p>
          </table:table-cell>
          <table:table-cell office:value-type="float" office:value="89.56" calcext:value-type="float">
            <text:p>89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4.000003319S" calcext:value-type="time">
            <text:p>08:44:24</text:p>
          </table:table-cell>
          <table:table-cell office:value-type="float" office:value="89.12" calcext:value-type="float">
            <text:p>89.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4.999996219S" calcext:value-type="time">
            <text:p>08:44:25</text:p>
          </table:table-cell>
          <table:table-cell office:value-type="float" office:value="87.31" calcext:value-type="float">
            <text:p>87.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5.999998339S" calcext:value-type="time">
            <text:p>08:44:26</text:p>
          </table:table-cell>
          <table:table-cell office:value-type="float" office:value="91.31" calcext:value-type="float">
            <text:p>91.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7.000000458S" calcext:value-type="time">
            <text:p>08:44:27</text:p>
          </table:table-cell>
          <table:table-cell office:value-type="float" office:value="90.25" calcext:value-type="float">
            <text:p>90.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8.000003416S" calcext:value-type="time">
            <text:p>08:44:28</text:p>
          </table:table-cell>
          <table:table-cell table:number-columns-repeated="2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29.999998854S" calcext:value-type="time">
            <text:p>08:44:30</text:p>
          </table:table-cell>
          <table:table-cell office:value-type="float" office:value="88.69" calcext:value-type="float">
            <text:p>88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1.000000974S" calcext:value-type="time">
            <text:p>08:44:31</text:p>
          </table:table-cell>
          <table:table-cell office:value-type="float" office:value="85.37" calcext:value-type="float">
            <text:p>85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2.000003513S" calcext:value-type="time">
            <text:p>08:44:32</text:p>
          </table:table-cell>
          <table:table-cell office:value-type="float" office:value="87.69" calcext:value-type="float">
            <text:p>87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2.999997251S" calcext:value-type="time">
            <text:p>08:44:33</text:p>
          </table:table-cell>
          <table:table-cell office:value-type="float" office:value="86.06" calcext:value-type="float">
            <text:p>86.0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3.99999979S" calcext:value-type="time">
            <text:p>08:44:34</text:p>
          </table:table-cell>
          <table:table-cell office:value-type="float" office:value="85.44" calcext:value-type="float">
            <text:p>85.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5.000001909S" calcext:value-type="time">
            <text:p>08:44:35</text:p>
          </table:table-cell>
          <table:table-cell office:value-type="float" office:value="84.81" calcext:value-type="float">
            <text:p>84.8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6.000004029S" calcext:value-type="time">
            <text:p>08:44:36</text:p>
          </table:table-cell>
          <table:table-cell office:value-type="float" office:value="84.37" calcext:value-type="float">
            <text:p>84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6.999997348S" calcext:value-type="time">
            <text:p>08:44:37</text:p>
          </table:table-cell>
          <table:table-cell office:value-type="float" office:value="86.87" calcext:value-type="float">
            <text:p>86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7.999999467S" calcext:value-type="time">
            <text:p>08:44:38</text:p>
          </table:table-cell>
          <table:table-cell office:value-type="float" office:value="85.19" calcext:value-type="float">
            <text:p>85.1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39.000002425S" calcext:value-type="time">
            <text:p>08:44:39</text:p>
          </table:table-cell>
          <table:table-cell office:value-type="float" office:value="85.31" calcext:value-type="float">
            <text:p>85.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0.000004545S" calcext:value-type="time">
            <text:p>08:44:40</text:p>
          </table:table-cell>
          <table:table-cell office:value-type="float" office:value="85.44" calcext:value-type="float">
            <text:p>85.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0.999997444S" calcext:value-type="time">
            <text:p>08:44:41</text:p>
          </table:table-cell>
          <table:table-cell office:value-type="float" office:value="85.56" calcext:value-type="float">
            <text:p>85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1.999999564S" calcext:value-type="time">
            <text:p>08:44:42</text:p>
          </table:table-cell>
          <table:table-cell office:value-type="float" office:value="86.19" calcext:value-type="float">
            <text:p>86.1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3.000002522S" calcext:value-type="time">
            <text:p>08:44:43</text:p>
          </table:table-cell>
          <table:table-cell office:value-type="float" office:value="87.44" calcext:value-type="float">
            <text:p>87.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4.000004642S" calcext:value-type="time">
            <text:p>08:44:44</text:p>
          </table:table-cell>
          <table:table-cell office:value-type="float" office:value="87.94" calcext:value-type="float">
            <text:p>87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4.99999796S" calcext:value-type="time">
            <text:p>08:44:45</text:p>
          </table:table-cell>
          <table:table-cell office:value-type="float" office:value="88.19" calcext:value-type="float">
            <text:p>88.1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6.00000008S" calcext:value-type="time">
            <text:p>08:44:46</text:p>
          </table:table-cell>
          <table:table-cell office:value-type="float" office:value="85.12" calcext:value-type="float">
            <text:p>85.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7.000002619S" calcext:value-type="time">
            <text:p>08:44:47</text:p>
          </table:table-cell>
          <table:table-cell office:value-type="float" office:value="82.06" calcext:value-type="float">
            <text:p>82.0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8.000004739S" calcext:value-type="time">
            <text:p>08:44:48</text:p>
          </table:table-cell>
          <table:table-cell office:value-type="float" office:value="85.25" calcext:value-type="float">
            <text:p>85.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48.999998476S" calcext:value-type="time">
            <text:p>08:44:49</text:p>
          </table:table-cell>
          <table:table-cell office:value-type="float" office:value="83.5" calcext:value-type="float">
            <text:p>83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0.000000596S" calcext:value-type="time">
            <text:p>08:44:50</text:p>
          </table:table-cell>
          <table:table-cell office:value-type="float" office:value="83.44" calcext:value-type="float">
            <text:p>83.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1.000003135S" calcext:value-type="time">
            <text:p>08:44:51</text:p>
          </table:table-cell>
          <table:table-cell office:value-type="float" office:value="83.19" calcext:value-type="float">
            <text:p>83.1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2.000005255S" calcext:value-type="time">
            <text:p>08:44:52</text:p>
          </table:table-cell>
          <table:table-cell office:value-type="float" office:value="83.94" calcext:value-type="float">
            <text:p>83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2.999998573S" calcext:value-type="time">
            <text:p>08:44:53</text:p>
          </table:table-cell>
          <table:table-cell office:value-type="float" office:value="81.25" calcext:value-type="float">
            <text:p>81.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4.000000693S" calcext:value-type="time">
            <text:p>08:44:54</text:p>
          </table:table-cell>
          <table:table-cell office:value-type="float" office:value="80.69" calcext:value-type="float">
            <text:p>80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5.00000407S" calcext:value-type="time">
            <text:p>08:44:55</text:p>
          </table:table-cell>
          <table:table-cell office:value-type="float" office:value="79.5" calcext:value-type="float">
            <text:p>79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5.99999655S" calcext:value-type="time">
            <text:p>08:44:56</text:p>
          </table:table-cell>
          <table:table-cell office:value-type="float" office:value="82.25" calcext:value-type="float">
            <text:p>82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&lt;&lt;&lt;B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6.99999867S" calcext:value-type="time">
            <text:p>08:44:57</text:p>
          </table:table-cell>
          <table:table-cell office:value-type="float" office:value="80.12" calcext:value-type="float">
            <text:p>80.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8.000000371S" calcext:value-type="time">
            <text:p>08:44:58</text:p>
          </table:table-cell>
          <table:table-cell office:value-type="float" office:value="81.75" calcext:value-type="float">
            <text:p>81.7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9.000003748S" calcext:value-type="time">
            <text:p>08:44:59</text:p>
          </table:table-cell>
          <table:table-cell office:value-type="float" office:value="87.31" calcext:value-type="float">
            <text:p>87.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4M59.999997066S" calcext:value-type="time">
            <text:p>08:45:00</text:p>
          </table:table-cell>
          <table:table-cell office:value-type="float" office:value="91.69" calcext:value-type="float">
            <text:p>91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0.999999186S" calcext:value-type="time">
            <text:p>08:45:01</text:p>
          </table:table-cell>
          <table:table-cell office:value-type="float" office:value="88.06" calcext:value-type="float">
            <text:p>88.0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2.000001306S" calcext:value-type="time">
            <text:p>08:45:02</text:p>
          </table:table-cell>
          <table:table-cell office:value-type="float" office:value="86.94" calcext:value-type="float">
            <text:p>86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3.000003844S" calcext:value-type="time">
            <text:p>08:45:03</text:p>
          </table:table-cell>
          <table:table-cell office:value-type="float" office:value="84.5" calcext:value-type="float">
            <text:p>84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3.999998001S" calcext:value-type="time">
            <text:p>08:45:04</text:p>
          </table:table-cell>
          <table:table-cell office:value-type="float" office:value="81.75" calcext:value-type="float">
            <text:p>81.7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5.000000121S" calcext:value-type="time">
            <text:p>08:45:05</text:p>
          </table:table-cell>
          <table:table-cell office:value-type="float" office:value="85.31" calcext:value-type="float">
            <text:p>85.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6.000002241S" calcext:value-type="time">
            <text:p>08:45:06</text:p>
          </table:table-cell>
          <table:table-cell office:value-type="float" office:value="85.75" calcext:value-type="float">
            <text:p>85.7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7.00000436S" calcext:value-type="time">
            <text:p>08:45:07</text:p>
          </table:table-cell>
          <table:table-cell office:value-type="float" office:value="84.87" calcext:value-type="float">
            <text:p>84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7.999997679S" calcext:value-type="time">
            <text:p>08:45:08</text:p>
          </table:table-cell>
          <table:table-cell office:value-type="float" office:value="79.44" calcext:value-type="float">
            <text:p>79.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08.999999799S" calcext:value-type="time">
            <text:p>08:45:09</text:p>
          </table:table-cell>
          <table:table-cell office:value-type="float" office:value="81.81" calcext:value-type="float">
            <text:p>81.8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0.000002757S" calcext:value-type="time">
            <text:p>08:45:10</text:p>
          </table:table-cell>
          <table:table-cell office:value-type="float" office:value="128.5" calcext:value-type="float">
            <text:p>128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&lt;&lt;&lt;C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1.000005296S" calcext:value-type="time">
            <text:p>08:45:11</text:p>
          </table:table-cell>
          <table:table-cell office:value-type="float" office:value="215.25" calcext:value-type="float">
            <text:p>215.2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1.999997776S" calcext:value-type="time">
            <text:p>08:45:1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2.999999896S" calcext:value-type="time">
            <text:p>08:45:13</text:p>
          </table:table-cell>
          <table:table-cell office:value-type="float" office:value="216.31" calcext:value-type="float">
            <text:p>216.31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4.000003692S" calcext:value-type="time">
            <text:p>08:45:14</text:p>
          </table:table-cell>
          <table:table-cell office:value-type="float" office:value="213.25" calcext:value-type="float">
            <text:p>213.2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4.999996591S" calcext:value-type="time">
            <text:p>08:45:15</text:p>
          </table:table-cell>
          <table:table-cell office:value-type="float" office:value="210.25" calcext:value-type="float">
            <text:p>210.2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7.000000831S" calcext:value-type="time">
            <text:p>08:45:17</text:p>
          </table:table-cell>
          <table:table-cell office:value-type="float" office:value="210.06" calcext:value-type="float">
            <text:p>210.06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8.00000295S" calcext:value-type="time">
            <text:p>08:45:18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8.999996688S" calcext:value-type="time">
            <text:p>08:45:19</text:p>
          </table:table-cell>
          <table:table-cell office:value-type="float" office:value="196.56" calcext:value-type="float">
            <text:p>196.56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19.999999227S" calcext:value-type="time">
            <text:p>08:45:20</text:p>
          </table:table-cell>
          <table:table-cell office:value-type="float" office:value="193.94" calcext:value-type="float">
            <text:p>193.94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1.000000928S" calcext:value-type="time">
            <text:p>08:45:21</text:p>
          </table:table-cell>
          <table:table-cell office:value-type="float" office:value="195.25" calcext:value-type="float">
            <text:p>195.2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2.000003885S" calcext:value-type="time">
            <text:p>08:45:22</text:p>
          </table:table-cell>
          <table:table-cell office:value-type="float" office:value="206.81" calcext:value-type="float">
            <text:p>206.81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2.999997623S" calcext:value-type="time">
            <text:p>08:45:23</text:p>
          </table:table-cell>
          <table:table-cell office:value-type="float" office:value="201.38" calcext:value-type="float">
            <text:p>201.38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3.999998905S" calcext:value-type="time">
            <text:p>08:45:24</text:p>
          </table:table-cell>
          <table:table-cell office:value-type="float" office:value="191.69" calcext:value-type="float">
            <text:p>191.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&lt;&lt;&lt;D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5.000001863S" calcext:value-type="time">
            <text:p>08:45:25</text:p>
          </table:table-cell>
          <table:table-cell office:value-type="float" office:value="195.13" calcext:value-type="float">
            <text:p>195.1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6.000003982S" calcext:value-type="time">
            <text:p>08:45:26</text:p>
          </table:table-cell>
          <table:table-cell office:value-type="float" office:value="200.69" calcext:value-type="float">
            <text:p>200.6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6.999996882S" calcext:value-type="time">
            <text:p>08:45:27</text:p>
          </table:table-cell>
          <table:table-cell office:value-type="float" office:value="194.38" calcext:value-type="float">
            <text:p>194.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7.999999002S" calcext:value-type="time">
            <text:p>08:45:28</text:p>
          </table:table-cell>
          <table:table-cell office:value-type="float" office:value="187.69" calcext:value-type="float">
            <text:p>187.6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29.000001121S" calcext:value-type="time">
            <text:p>08:45:29</text:p>
          </table:table-cell>
          <table:table-cell office:value-type="float" office:value="180.88" calcext:value-type="float">
            <text:p>180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0.000004079S" calcext:value-type="time">
            <text:p>08:45:30</text:p>
          </table:table-cell>
          <table:table-cell office:value-type="float" office:value="178.88" calcext:value-type="float">
            <text:p>178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0.999997398S" calcext:value-type="time">
            <text:p>08:45:31</text:p>
          </table:table-cell>
          <table:table-cell office:value-type="float" office:value="178.38" calcext:value-type="float">
            <text:p>178.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1.999999518S" calcext:value-type="time">
            <text:p>08:45:32</text:p>
          </table:table-cell>
          <table:table-cell office:value-type="float" office:value="179.31" calcext:value-type="float">
            <text:p>179.3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3.000002056S" calcext:value-type="time">
            <text:p>08:45:33</text:p>
          </table:table-cell>
          <table:table-cell office:value-type="float" office:value="182.56" calcext:value-type="float">
            <text:p>182.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4.000004176S" calcext:value-type="time">
            <text:p>08:45:34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4.999997914S" calcext:value-type="time">
            <text:p>08:45:35</text:p>
          </table:table-cell>
          <table:table-cell office:value-type="float" office:value="176.44" calcext:value-type="float">
            <text:p>176.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6.000000453S" calcext:value-type="time">
            <text:p>08:45:36</text:p>
          </table:table-cell>
          <table:table-cell office:value-type="float" office:value="176.38" calcext:value-type="float">
            <text:p>176.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7.000002153S" calcext:value-type="time">
            <text:p>08:45:37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7.999995891S" calcext:value-type="time">
            <text:p>08:45:38</text:p>
          </table:table-cell>
          <table:table-cell office:value-type="float" office:value="173.19" calcext:value-type="float">
            <text:p>173.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38.999998011S" calcext:value-type="time">
            <text:p>08:45:39</text:p>
          </table:table-cell>
          <table:table-cell office:value-type="float" office:value="174.13" calcext:value-type="float">
            <text:p>174.1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0.00000013S" calcext:value-type="time">
            <text:p>08:45:40</text:p>
          </table:table-cell>
          <table:table-cell office:value-type="float" office:value="174.63" calcext:value-type="float">
            <text:p>174.6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1.000003088S" calcext:value-type="time">
            <text:p>08:45:41</text:p>
          </table:table-cell>
          <table:table-cell office:value-type="float" office:value="175.38" calcext:value-type="float">
            <text:p>175.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1.999995988S" calcext:value-type="time">
            <text:p>08:45:42</text:p>
          </table:table-cell>
          <table:table-cell office:value-type="float" office:value="175.06" calcext:value-type="float">
            <text:p>175.0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2.999998108S" calcext:value-type="time">
            <text:p>08:45:43</text:p>
          </table:table-cell>
          <table:table-cell office:value-type="float" office:value="174.31" calcext:value-type="float">
            <text:p>174.3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4.000000227S" calcext:value-type="time">
            <text:p>08:45:44</text:p>
          </table:table-cell>
          <table:table-cell office:value-type="float" office:value="174.69" calcext:value-type="float">
            <text:p>174.6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5.000003185S" calcext:value-type="time">
            <text:p>08:45:45</text:p>
          </table:table-cell>
          <table:table-cell office:value-type="float" office:value="172.63" calcext:value-type="float">
            <text:p>172.6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5.999996504S" calcext:value-type="time">
            <text:p>08:45:46</text:p>
          </table:table-cell>
          <table:table-cell office:value-type="float" office:value="175.75" calcext:value-type="float">
            <text:p>175.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6.999998624S" calcext:value-type="time">
            <text:p>08:45:47</text:p>
          </table:table-cell>
          <table:table-cell office:value-type="float" office:value="175.75" calcext:value-type="float">
            <text:p>175.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8.000000743S" calcext:value-type="time">
            <text:p>08:45:48</text:p>
          </table:table-cell>
          <table:table-cell office:value-type="float" office:value="179.69" calcext:value-type="float">
            <text:p>179.6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9.000003282S" calcext:value-type="time">
            <text:p>08:45:49</text:p>
          </table:table-cell>
          <table:table-cell office:value-type="float" office:value="177.25" calcext:value-type="float">
            <text:p>177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49.999997439S" calcext:value-type="time">
            <text:p>08:45:50</text:p>
          </table:table-cell>
          <table:table-cell office:value-type="float" office:value="175.06" calcext:value-type="float">
            <text:p>175.0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0.999999139S" calcext:value-type="time">
            <text:p>08:45:51</text:p>
          </table:table-cell>
          <table:table-cell office:value-type="float" office:value="175.5" calcext:value-type="float">
            <text:p>175.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2.000001678S" calcext:value-type="time">
            <text:p>08:45:52</text:p>
          </table:table-cell>
          <table:table-cell office:value-type="float" office:value="175.88" calcext:value-type="float">
            <text:p>175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3.000003798S" calcext:value-type="time">
            <text:p>08:45:53</text:p>
          </table:table-cell>
          <table:table-cell office:value-type="float" office:value="172.75" calcext:value-type="float">
            <text:p>172.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3.999997117S" calcext:value-type="time">
            <text:p>08:45:54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4.999999236S" calcext:value-type="time">
            <text:p>08:45:55</text:p>
          </table:table-cell>
          <table:table-cell office:value-type="float" office:value="174.44" calcext:value-type="float">
            <text:p>174.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6.000001356S" calcext:value-type="time">
            <text:p>08:45:56</text:p>
          </table:table-cell>
          <table:table-cell office:value-type="float" office:value="176.19" calcext:value-type="float">
            <text:p>176.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7.000004733S" calcext:value-type="time">
            <text:p>08:45:57</text:p>
          </table:table-cell>
          <table:table-cell office:value-type="float" office:value="179.44" calcext:value-type="float">
            <text:p>179.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7.999997213S" calcext:value-type="time">
            <text:p>08:45:58</text:p>
          </table:table-cell>
          <table:table-cell office:value-type="float" office:value="176.56" calcext:value-type="float">
            <text:p>176.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5M58.999999333S" calcext:value-type="time">
            <text:p>08:45:59</text:p>
          </table:table-cell>
          <table:table-cell office:value-type="float" office:value="176.31" calcext:value-type="float">
            <text:p>176.3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0.000001453S" calcext:value-type="time">
            <text:p>08:46:00</text:p>
          </table:table-cell>
          <table:table-cell office:value-type="float" office:value="176.38" calcext:value-type="float">
            <text:p>176.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1.000005249S" calcext:value-type="time">
            <text:p>08:46:01</text:p>
          </table:table-cell>
          <table:table-cell office:value-type="float" office:value="176.56" calcext:value-type="float">
            <text:p>176.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1.999998149S" calcext:value-type="time">
            <text:p>08:46:02</text:p>
          </table:table-cell>
          <table:table-cell office:value-type="float" office:value="177.81" calcext:value-type="float">
            <text:p>177.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2.999999849S" calcext:value-type="time">
            <text:p>08:46:03</text:p>
          </table:table-cell>
          <table:table-cell office:value-type="float" office:value="183.81" calcext:value-type="float">
            <text:p>183.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4.000002388S" calcext:value-type="time">
            <text:p>08:46:04</text:p>
          </table:table-cell>
          <table:table-cell office:value-type="float" office:value="184.25" calcext:value-type="float">
            <text:p>184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5.000004508S" calcext:value-type="time">
            <text:p>08:46:05</text:p>
          </table:table-cell>
          <table:table-cell office:value-type="float" office:value="181.19" calcext:value-type="float">
            <text:p>181.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5.999998664S" calcext:value-type="time">
            <text:p>08:46:06</text:p>
          </table:table-cell>
          <table:table-cell office:value-type="float" office:value="179.38" calcext:value-type="float">
            <text:p>179.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8.000002904S" calcext:value-type="time">
            <text:p>08:46:08</text:p>
          </table:table-cell>
          <table:table-cell office:value-type="float" office:value="185.44" calcext:value-type="float">
            <text:p>185.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8.999997061S" calcext:value-type="time">
            <text:p>08:46:09</text:p>
          </table:table-cell>
          <table:table-cell office:value-type="float" office:value="177.81" calcext:value-type="float">
            <text:p>177.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gt;&gt;&gt;&gt;E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09.99999918S" calcext:value-type="time">
            <text:p>08:46:10</text:p>
          </table:table-cell>
          <table:table-cell office:value-type="float" office:value="108.75" calcext:value-type="float">
            <text:p>108.7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1.0000013S" calcext:value-type="time">
            <text:p>08:46:11</text:p>
          </table:table-cell>
          <table:table-cell office:value-type="float" office:value="50.44" calcext:value-type="float">
            <text:p>50.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2.00000342S" calcext:value-type="time">
            <text:p>08:46:12</text:p>
          </table:table-cell>
          <table:table-cell office:value-type="float" office:value="14.56" calcext:value-type="float">
            <text:p>14.5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2.999997158S" calcext:value-type="time">
            <text:p>08:46:13</text:p>
          </table:table-cell>
          <table:table-cell office:value-type="float" office:value="328.81" calcext:value-type="float">
            <text:p>328.8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3.999998439S" calcext:value-type="time">
            <text:p>08:46:14</text:p>
          </table:table-cell>
          <table:table-cell office:value-type="float" office:value="281.88" calcext:value-type="float">
            <text:p>281.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5.000000559S" calcext:value-type="time">
            <text:p>08:46:15</text:p>
          </table:table-cell>
          <table:table-cell office:value-type="float" office:value="226.5" calcext:value-type="float">
            <text:p>226.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6.000002678S" calcext:value-type="time">
            <text:p>08:46:16</text:p>
          </table:table-cell>
          <table:table-cell office:value-type="float" office:value="183.13" calcext:value-type="float">
            <text:p>183.13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6.999997254S" calcext:value-type="time">
            <text:p>08:46:17</text:p>
          </table:table-cell>
          <table:table-cell office:value-type="float" office:value="178.13" calcext:value-type="float">
            <text:p>178.13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7.999999374S" calcext:value-type="time">
            <text:p>08:46:18</text:p>
          </table:table-cell>
          <table:table-cell office:value-type="float" office:value="178.81" calcext:value-type="float">
            <text:p>178.8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19.000001494S" calcext:value-type="time">
            <text:p>08:46:19</text:p>
          </table:table-cell>
          <table:table-cell office:value-type="float" office:value="176.63" calcext:value-type="float">
            <text:p>176.63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0.000004452S" calcext:value-type="time">
            <text:p>08:46:20</text:p>
          </table:table-cell>
          <table:table-cell office:value-type="float" office:value="175.75" calcext:value-type="float">
            <text:p>175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&lt;&lt;&lt;E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0.99999777S" calcext:value-type="time">
            <text:p>08:46:21</text:p>
          </table:table-cell>
          <table:table-cell office:value-type="float" office:value="180.5" calcext:value-type="float">
            <text:p>180.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1.99999989S" calcext:value-type="time">
            <text:p>08:46:22</text:p>
          </table:table-cell>
          <table:table-cell office:value-type="float" office:value="181.19" calcext:value-type="float">
            <text:p>181.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3.00000201S" calcext:value-type="time">
            <text:p>08:46:23</text:p>
          </table:table-cell>
          <table:table-cell office:value-type="float" office:value="182.13" calcext:value-type="float">
            <text:p>182.1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4.000004549S" calcext:value-type="time">
            <text:p>08:46:24</text:p>
          </table:table-cell>
          <table:table-cell office:value-type="float" office:value="182.75" calcext:value-type="float">
            <text:p>182.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4.999998286S" calcext:value-type="time">
            <text:p>08:46:2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6.000000406S" calcext:value-type="time">
            <text:p>08:46:26</text:p>
          </table:table-cell>
          <table:table-cell office:value-type="float" office:value="177.94" calcext:value-type="float">
            <text:p>177.9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7.000002526S" calcext:value-type="time">
            <text:p>08:46:27</text:p>
          </table:table-cell>
          <table:table-cell office:value-type="float" office:value="178.44" calcext:value-type="float">
            <text:p>178.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8.000005065S" calcext:value-type="time">
            <text:p>08:46:28</text:p>
          </table:table-cell>
          <table:table-cell office:value-type="float" office:value="180.25" calcext:value-type="float">
            <text:p>180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8.999998383S" calcext:value-type="time">
            <text:p>08:46:29</text:p>
          </table:table-cell>
          <table:table-cell office:value-type="float" office:value="180.88" calcext:value-type="float">
            <text:p>180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29.999999665S" calcext:value-type="time">
            <text:p>08:46:30</text:p>
          </table:table-cell>
          <table:table-cell office:value-type="float" office:value="181.63" calcext:value-type="float">
            <text:p>181.6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1.000001784S" calcext:value-type="time">
            <text:p>08:46:31</text:p>
          </table:table-cell>
          <table:table-cell office:value-type="float" office:value="179.81" calcext:value-type="float">
            <text:p>179.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1.999995941S" calcext:value-type="time">
            <text:p>08:46:32</text:p>
          </table:table-cell>
          <table:table-cell office:value-type="float" office:value="180.88" calcext:value-type="float">
            <text:p>180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2.99999848S" calcext:value-type="time">
            <text:p>08:46:33</text:p>
          </table:table-cell>
          <table:table-cell office:value-type="float" office:value="180.94" calcext:value-type="float">
            <text:p>180.9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4.000000181S" calcext:value-type="time">
            <text:p>08:46:34</text:p>
          </table:table-cell>
          <table:table-cell office:value-type="float" office:value="181.25" calcext:value-type="float">
            <text:p>181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5.000002719S" calcext:value-type="time">
            <text:p>08:46:35</text:p>
          </table:table-cell>
          <table:table-cell office:value-type="float" office:value="176.88" calcext:value-type="float">
            <text:p>176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5.999996876S" calcext:value-type="time">
            <text:p>08:46:36</text:p>
          </table:table-cell>
          <table:table-cell office:value-type="float" office:value="177.5" calcext:value-type="float">
            <text:p>177.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6.999998996S" calcext:value-type="time">
            <text:p>08:46:37</text:p>
          </table:table-cell>
          <table:table-cell office:value-type="float" office:value="177.25" calcext:value-type="float">
            <text:p>177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8.000001116S" calcext:value-type="time">
            <text:p>08:46:38</text:p>
          </table:table-cell>
          <table:table-cell office:value-type="float" office:value="180.81" calcext:value-type="float">
            <text:p>180.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9.000002816S" calcext:value-type="time">
            <text:p>08:46:39</text:p>
          </table:table-cell>
          <table:table-cell office:value-type="float" office:value="180.06" calcext:value-type="float">
            <text:p>180.0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39.999996554S" calcext:value-type="time">
            <text:p>08:46:40</text:p>
          </table:table-cell>
          <table:table-cell office:value-type="float" office:value="178.88" calcext:value-type="float">
            <text:p>178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0.999999512S" calcext:value-type="time">
            <text:p>08:46:41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2.000000793S" calcext:value-type="time">
            <text:p>08:46:42</text:p>
          </table:table-cell>
          <table:table-cell office:value-type="float" office:value="175.25" calcext:value-type="float">
            <text:p>175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gt;&gt;&gt;&gt;F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3.000003751S" calcext:value-type="time">
            <text:p>08:46:43</text:p>
          </table:table-cell>
          <table:table-cell office:value-type="float" office:value="170.94" calcext:value-type="float">
            <text:p>170.94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3.999996651S" calcext:value-type="time">
            <text:p>08:46:44</text:p>
          </table:table-cell>
          <table:table-cell office:value-type="float" office:value="177.38" calcext:value-type="float">
            <text:p>177.3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4.999999609S" calcext:value-type="time">
            <text:p>08:46:45</text:p>
          </table:table-cell>
          <table:table-cell office:value-type="float" office:value="171.88" calcext:value-type="float">
            <text:p>171.88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6.00000089S" calcext:value-type="time">
            <text:p>08:46:46</text:p>
          </table:table-cell>
          <table:table-cell office:value-type="float" office:value="172.94" calcext:value-type="float">
            <text:p>172.9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7.000003848S" calcext:value-type="time">
            <text:p>08:46:47</text:p>
          </table:table-cell>
          <table:table-cell office:value-type="float" office:value="169.69" calcext:value-type="float">
            <text:p>169.69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7.999997586S" calcext:value-type="time">
            <text:p>08:46:48</text:p>
          </table:table-cell>
          <table:table-cell office:value-type="float" office:value="171.5" calcext:value-type="float">
            <text:p>171.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48.999999287S" calcext:value-type="time">
            <text:p>08:46:49</text:p>
          </table:table-cell>
          <table:table-cell office:value-type="float" office:value="166.06" calcext:value-type="float">
            <text:p>166.0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0.000001406S" calcext:value-type="time">
            <text:p>08:46:50</text:p>
          </table:table-cell>
          <table:table-cell office:value-type="float" office:value="157.81" calcext:value-type="float">
            <text:p>157.8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1.000003945S" calcext:value-type="time">
            <text:p>08:46:51</text:p>
          </table:table-cell>
          <table:table-cell office:value-type="float" office:value="145.5" calcext:value-type="float">
            <text:p>145.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1.999998102S" calcext:value-type="time">
            <text:p>08:46:52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3.000000222S" calcext:value-type="time">
            <text:p>08:46:53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5.00000488S" calcext:value-type="time">
            <text:p>08:46:55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5.999998618S" calcext:value-type="time">
            <text:p>08:46:56</text:p>
          </table:table-cell>
          <table:table-cell office:value-type="float" office:value="122.56" calcext:value-type="float">
            <text:p>122.56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6.999999899S" calcext:value-type="time">
            <text:p>08:46:57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8.000002019S" calcext:value-type="time">
            <text:p>08:46:58</text:p>
          </table:table-cell>
          <table:table-cell office:value-type="float" office:value="118.31" calcext:value-type="float">
            <text:p>118.31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9.000005396S" calcext:value-type="time">
            <text:p>08:46:59</text:p>
          </table:table-cell>
          <table:table-cell office:value-type="float" office:value="110.87" calcext:value-type="float">
            <text:p>110.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6M59.999997877S" calcext:value-type="time">
            <text:p>08:47:00</text:p>
          </table:table-cell>
          <table:table-cell office:value-type="float" office:value="107.69" calcext:value-type="float">
            <text:p>107.6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0.999999996S" calcext:value-type="time">
            <text:p>08:47:01</text:p>
          </table:table-cell>
          <table:table-cell office:value-type="float" office:value="102.44" calcext:value-type="float">
            <text:p>102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&lt;&lt;&lt;F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2.000001697S" calcext:value-type="time">
            <text:p>08:47:02</text:p>
          </table:table-cell>
          <table:table-cell office:value-type="float" office:value="96.87" calcext:value-type="float">
            <text:p>96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2.999996273S" calcext:value-type="time">
            <text:p>08:47:0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3.999998393S" calcext:value-type="time">
            <text:p>08:47:04</text:p>
          </table:table-cell>
          <table:table-cell office:value-type="float" office:value="94.69" calcext:value-type="float">
            <text:p>94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5.000000512S" calcext:value-type="time">
            <text:p>08:47:05</text:p>
          </table:table-cell>
          <table:table-cell office:value-type="float" office:value="97.56" calcext:value-type="float">
            <text:p>97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6.000002632S" calcext:value-type="time">
            <text:p>08:47:06</text:p>
          </table:table-cell>
          <table:table-cell office:value-type="float" office:value="93.75" calcext:value-type="float">
            <text:p>93.7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6.999997208S" calcext:value-type="time">
            <text:p>08:47:07</text:p>
          </table:table-cell>
          <table:table-cell office:value-type="float" office:value="90.69" calcext:value-type="float">
            <text:p>90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7.999998908S" calcext:value-type="time">
            <text:p>08:47:08</text:p>
          </table:table-cell>
          <table:table-cell office:value-type="float" office:value="88.5" calcext:value-type="float">
            <text:p>88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09.000001447S" calcext:value-type="time">
            <text:p>08:47:09</text:p>
          </table:table-cell>
          <table:table-cell office:value-type="float" office:value="84.5" calcext:value-type="float">
            <text:p>84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0.000003148S" calcext:value-type="time">
            <text:p>08:47:10</text:p>
          </table:table-cell>
          <table:table-cell office:value-type="float" office:value="88.12" calcext:value-type="float">
            <text:p>88.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0.999996886S" calcext:value-type="time">
            <text:p>08:47:11</text:p>
          </table:table-cell>
          <table:table-cell office:value-type="float" office:value="92.12" calcext:value-type="float">
            <text:p>92.1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1.999999005S" calcext:value-type="time">
            <text:p>08:47:12</text:p>
          </table:table-cell>
          <table:table-cell office:value-type="float" office:value="89.5" calcext:value-type="float">
            <text:p>89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3.000001125S" calcext:value-type="time">
            <text:p>08:47:13</text:p>
          </table:table-cell>
          <table:table-cell office:value-type="float" office:value="88.75" calcext:value-type="float">
            <text:p>88.7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4.000003245S" calcext:value-type="time">
            <text:p>08:47:14</text:p>
          </table:table-cell>
          <table:table-cell office:value-type="float" office:value="83.5" calcext:value-type="float">
            <text:p>83.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4.999996983S" calcext:value-type="time">
            <text:p>08:47:15</text:p>
          </table:table-cell>
          <table:table-cell office:value-type="float" office:value="80.62" calcext:value-type="float">
            <text:p>80.6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5.999998683S" calcext:value-type="time">
            <text:p>08:47:16</text:p>
          </table:table-cell>
          <table:table-cell office:value-type="float" office:value="88.69" calcext:value-type="float">
            <text:p>88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7.000001222S" calcext:value-type="time">
            <text:p>08:47:17</text:p>
          </table:table-cell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8.000002922S" calcext:value-type="time">
            <text:p>08:47:18</text:p>
          </table:table-cell>
          <table:table-cell office:value-type="float" office:value="84.87" calcext:value-type="float">
            <text:p>84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8.999997498S" calcext:value-type="time">
            <text:p>08:47:19</text:p>
          </table:table-cell>
          <table:table-cell office:value-type="float" office:value="87.19" calcext:value-type="float">
            <text:p>87.1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19.999999618S" calcext:value-type="time">
            <text:p>08:47:20</text:p>
          </table:table-cell>
          <table:table-cell office:value-type="float" office:value="89.69" calcext:value-type="float">
            <text:p>89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1.000001738S" calcext:value-type="time">
            <text:p>08:47:21</text:p>
          </table:table-cell>
          <table:table-cell office:value-type="float" office:value="90.94" calcext:value-type="float">
            <text:p>90.9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2.000003858S" calcext:value-type="time">
            <text:p>08:47:22</text:p>
          </table:table-cell>
          <table:table-cell office:value-type="float" office:value="89.87" calcext:value-type="float">
            <text:p>89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2.999998014S" calcext:value-type="time">
            <text:p>08:47:23</text:p>
          </table:table-cell>
          <table:table-cell office:value-type="float" office:value="90.62" calcext:value-type="float">
            <text:p>90.6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4.000000134S" calcext:value-type="time">
            <text:p>08:47:24</text:p>
          </table:table-cell>
          <table:table-cell office:value-type="float" office:value="88.06" calcext:value-type="float">
            <text:p>88.0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5.000002673S" calcext:value-type="time">
            <text:p>08:47:25</text:p>
          </table:table-cell>
          <table:table-cell office:value-type="float" office:value="86.87" calcext:value-type="float">
            <text:p>86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5.999995992S" calcext:value-type="time">
            <text:p>08:47:26</text:p>
          </table:table-cell>
          <table:table-cell office:value-type="float" office:value="81.69" calcext:value-type="float">
            <text:p>81.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6.999998111S" calcext:value-type="time">
            <text:p>08:47:27</text:p>
          </table:table-cell>
          <table:table-cell office:value-type="float" office:value="95.56" calcext:value-type="float">
            <text:p>95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8.000000231S" calcext:value-type="time">
            <text:p>08:47:28</text:p>
          </table:table-cell>
          <table:table-cell office:value-type="float" office:value="84.56" calcext:value-type="float">
            <text:p>84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9.000002351S" calcext:value-type="time">
            <text:p>08:47:29</text:p>
          </table:table-cell>
          <table:table-cell office:value-type="float" office:value="90.37" calcext:value-type="float">
            <text:p>90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29.999995669S" calcext:value-type="time">
            <text:p>08:47:30</text:p>
          </table:table-cell>
          <table:table-cell office:value-type="float" office:value="91.62" calcext:value-type="float">
            <text:p>91.6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0.999998208S" calcext:value-type="time">
            <text:p>08:47:31</text:p>
          </table:table-cell>
          <table:table-cell office:value-type="float" office:value="88.81" calcext:value-type="float">
            <text:p>88.8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2.000000328S" calcext:value-type="time">
            <text:p>08:47:32</text:p>
          </table:table-cell>
          <table:table-cell office:value-type="float" office:value="78.44" calcext:value-type="float">
            <text:p>78.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3.000002448S" calcext:value-type="time">
            <text:p>08:47:33</text:p>
          </table:table-cell>
          <table:table-cell office:value-type="float" office:value="75.75" calcext:value-type="float">
            <text:p>75.7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3.999996604S" calcext:value-type="time">
            <text:p>08:47:34</text:p>
          </table:table-cell>
          <table:table-cell office:value-type="float" office:value="76.62" calcext:value-type="float">
            <text:p>76.6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4.999998724S" calcext:value-type="time">
            <text:p>08:47:35</text:p>
          </table:table-cell>
          <table:table-cell office:value-type="float" office:value="80.56" calcext:value-type="float">
            <text:p>80.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6.000000844S" calcext:value-type="time">
            <text:p>08:47:36</text:p>
          </table:table-cell>
          <table:table-cell office:value-type="float" office:value="92.87" calcext:value-type="float">
            <text:p>92.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7.000002963S" calcext:value-type="time">
            <text:p>08:47:37</text:p>
          </table:table-cell>
          <table:table-cell office:value-type="float" office:value="102.25" calcext:value-type="float">
            <text:p>102.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7.99999712S" calcext:value-type="time">
            <text:p>08:47:38</text:p>
          </table:table-cell>
          <table:table-cell office:value-type="float" office:value="118.37" calcext:value-type="float">
            <text:p>118.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38.99999924S" calcext:value-type="time">
            <text:p>08:47:39</text:p>
          </table:table-cell>
          <table:table-cell office:value-type="float" office:value="117.37" calcext:value-type="float">
            <text:p>117.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gt;&gt;&gt;&gt;G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0.00000136S" calcext:value-type="time">
            <text:p>08:47:40</text:p>
          </table:table-cell>
          <table:table-cell office:value-type="float" office:value="123.94" calcext:value-type="float">
            <text:p>123.94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1.000003899S" calcext:value-type="time">
            <text:p>08:47:41</text:p>
          </table:table-cell>
          <table:table-cell office:value-type="float" office:value="135.38" calcext:value-type="float">
            <text:p>135.38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1.999997217S" calcext:value-type="time">
            <text:p>08:47:42</text:p>
          </table:table-cell>
          <table:table-cell office:value-type="float" office:value="150.13" calcext:value-type="float">
            <text:p>150.1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2.999999337S" calcext:value-type="time">
            <text:p>08:47:43</text:p>
          </table:table-cell>
          <table:table-cell office:value-type="float" office:value="167.75" calcext:value-type="float">
            <text:p>167.75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4.000001457S" calcext:value-type="time">
            <text:p>08:47:44</text:p>
          </table:table-cell>
          <table:table-cell office:value-type="float" office:value="170.81" calcext:value-type="float">
            <text:p>170.8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5.000003576S" calcext:value-type="time">
            <text:p>08:47:45</text:p>
          </table:table-cell>
          <table:table-cell office:value-type="float" office:value="178.56" calcext:value-type="float">
            <text:p>178.5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5.999996895S" calcext:value-type="time">
            <text:p>08:47:46</text:p>
          </table:table-cell>
          <table:table-cell office:value-type="float" office:value="203.44" calcext:value-type="float">
            <text:p>203.44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6.999999434S" calcext:value-type="time">
            <text:p>08:47:47</text:p>
          </table:table-cell>
          <table:table-cell office:value-type="float" office:value="213.5" calcext:value-type="float">
            <text:p>213.5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8.000001134S" calcext:value-type="time">
            <text:p>08:47:48</text:p>
          </table:table-cell>
          <table:table-cell office:value-type="float" office:value="226.06" calcext:value-type="float">
            <text:p>226.0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9.000003673S" calcext:value-type="time">
            <text:p>08:47:49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49.99999783S" calcext:value-type="time">
            <text:p>08:47:50</text:p>
          </table:table-cell>
          <table:table-cell office:value-type="float" office:value="210.31" calcext:value-type="float">
            <text:p>210.3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0.99999995S" calcext:value-type="time">
            <text:p>08:47:51</text:p>
          </table:table-cell>
          <table:table-cell office:value-type="float" office:value="202.13" calcext:value-type="float">
            <text:p>202.13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2.000002069S" calcext:value-type="time">
            <text:p>08:47:52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3.000004189S" calcext:value-type="time">
            <text:p>08:47:53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3.999998346S" calcext:value-type="time">
            <text:p>08:47:54</text:p>
          </table:table-cell>
          <table:table-cell office:value-type="float" office:value="178.63" calcext:value-type="float">
            <text:p>178.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&lt;&lt;&lt;G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5.000000885S" calcext:value-type="time">
            <text:p>08:47:55</text:p>
          </table:table-cell>
          <table:table-cell office:value-type="float" office:value="187.38" calcext:value-type="float">
            <text:p>187.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6.000002585S" calcext:value-type="time">
            <text:p>08:47:56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6.999996323S" calcext:value-type="time">
            <text:p>08:47:57</text:p>
          </table:table-cell>
          <table:table-cell office:value-type="float" office:value="184.56" calcext:value-type="float">
            <text:p>184.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7M57.999998443S" calcext:value-type="time">
            <text:p>08:47:58</text:p>
          </table:table-cell>
          <table:table-cell office:value-type="float" office:value="177.81" calcext:value-type="float">
            <text:p>177.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0.000002682S" calcext:value-type="time">
            <text:p>08:48:00</text:p>
          </table:table-cell>
          <table:table-cell office:value-type="float" office:value="179.06" calcext:value-type="float">
            <text:p>179.0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0.99999642S" calcext:value-type="time">
            <text:p>08:48:01</text:p>
          </table:table-cell>
          <table:table-cell office:value-type="float" office:value="178.13" calcext:value-type="float">
            <text:p>178.1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1.99999854S" calcext:value-type="time">
            <text:p>08:48:02</text:p>
          </table:table-cell>
          <table:table-cell office:value-type="float" office:value="181.94" calcext:value-type="float">
            <text:p>181.9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3.000000659S" calcext:value-type="time">
            <text:p>08:48:03</text:p>
          </table:table-cell>
          <table:table-cell office:value-type="float" office:value="184.06" calcext:value-type="float">
            <text:p>184.0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4.000002779S" calcext:value-type="time">
            <text:p>08:48:04</text:p>
          </table:table-cell>
          <table:table-cell office:value-type="float" office:value="184.31" calcext:value-type="float">
            <text:p>184.3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4.999997355S" calcext:value-type="time">
            <text:p>08:48:05</text:p>
          </table:table-cell>
          <table:table-cell office:value-type="float" office:value="180.56" calcext:value-type="float">
            <text:p>180.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5.999999056S" calcext:value-type="time">
            <text:p>08:48:06</text:p>
          </table:table-cell>
          <table:table-cell office:value-type="float" office:value="176.19" calcext:value-type="float">
            <text:p>176.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7.000001175S" calcext:value-type="time">
            <text:p>08:48:07</text:p>
          </table:table-cell>
          <table:table-cell office:value-type="float" office:value="175.31" calcext:value-type="float">
            <text:p>175.3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8.000003295S" calcext:value-type="time">
            <text:p>08:48:08</text:p>
          </table:table-cell>
          <table:table-cell office:value-type="float" office:value="173.94" calcext:value-type="float">
            <text:p>173.9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8.999997871S" calcext:value-type="time">
            <text:p>08:48:09</text:p>
          </table:table-cell>
          <table:table-cell office:value-type="float" office:value="166.63" calcext:value-type="float">
            <text:p>166.6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09.999999991S" calcext:value-type="time">
            <text:p>08:48:10</text:p>
          </table:table-cell>
          <table:table-cell office:value-type="float" office:value="170.81" calcext:value-type="float">
            <text:p>170.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1.00000211S" calcext:value-type="time">
            <text:p>08:48:11</text:p>
          </table:table-cell>
          <table:table-cell office:value-type="float" office:value="169.88" calcext:value-type="float">
            <text:p>169.8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2.00000423S" calcext:value-type="time">
            <text:p>08:48:12</text:p>
          </table:table-cell>
          <table:table-cell office:value-type="float" office:value="169.94" calcext:value-type="float">
            <text:p>169.9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2.999998387S" calcext:value-type="time">
            <text:p>08:48:13</text:p>
          </table:table-cell>
          <table:table-cell office:value-type="float" office:value="170.13" calcext:value-type="float">
            <text:p>170.1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3.999999668S" calcext:value-type="time">
            <text:p>08:48:14</text:p>
          </table:table-cell>
          <table:table-cell office:value-type="float" office:value="177.44" calcext:value-type="float">
            <text:p>177.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5.000001788S" calcext:value-type="time">
            <text:p>08:48:15</text:p>
          </table:table-cell>
          <table:table-cell office:value-type="float" office:value="176.13" calcext:value-type="float">
            <text:p>176.1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6.000003908S" calcext:value-type="time">
            <text:p>08:48:16</text:p>
          </table:table-cell>
          <table:table-cell office:value-type="float" office:value="175.63" calcext:value-type="float">
            <text:p>175.6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6.999997646S" calcext:value-type="time">
            <text:p>08:48:17</text:p>
          </table:table-cell>
          <table:table-cell office:value-type="float" office:value="179.94" calcext:value-type="float">
            <text:p>179.9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7.999999765S" calcext:value-type="time">
            <text:p>08:48:18</text:p>
          </table:table-cell>
          <table:table-cell office:value-type="float" office:value="176.25" calcext:value-type="float">
            <text:p>176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19.000001885S" calcext:value-type="time">
            <text:p>08:48:19</text:p>
          </table:table-cell>
          <table:table-cell office:value-type="float" office:value="182.75" calcext:value-type="float">
            <text:p>182.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0.000004005S" calcext:value-type="time">
            <text:p>08:48:20</text:p>
          </table:table-cell>
          <table:table-cell office:value-type="float" office:value="183.25" calcext:value-type="float">
            <text:p>183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0.999998581S" calcext:value-type="time">
            <text:p>08:48:21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2.000000281S" calcext:value-type="time">
            <text:p>08:48:22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3.000002401S" calcext:value-type="time">
            <text:p>08:48:23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3.999996558S" calcext:value-type="time">
            <text:p>08:48:24</text:p>
          </table:table-cell>
          <table:table-cell office:value-type="float" office:value="180.19" calcext:value-type="float">
            <text:p>180.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4.999999097S" calcext:value-type="time">
            <text:p>08:48:25</text:p>
          </table:table-cell>
          <table:table-cell office:value-type="float" office:value="176.56" calcext:value-type="float">
            <text:p>176.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6.000000797S" calcext:value-type="time">
            <text:p>08:48:26</text:p>
          </table:table-cell>
          <table:table-cell office:value-type="float" office:value="176.31" calcext:value-type="float">
            <text:p>176.3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7.000003336S" calcext:value-type="time">
            <text:p>08:48:27</text:p>
          </table:table-cell>
          <table:table-cell office:value-type="float" office:value="169.5" calcext:value-type="float">
            <text:p>169.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8.000005456S" calcext:value-type="time">
            <text:p>08:48:28</text:p>
          </table:table-cell>
          <table:table-cell office:value-type="float" office:value="181.25" calcext:value-type="float">
            <text:p>181.2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28.999999613S" calcext:value-type="time">
            <text:p>08:48:29</text:p>
          </table:table-cell>
          <table:table-cell office:value-type="float" office:value="205.63" calcext:value-type="float">
            <text:p>205.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gt;&gt;&gt;&gt;H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0.000000894S" calcext:value-type="time">
            <text:p>08:48:30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1.000003014S" calcext:value-type="time">
            <text:p>08:48:31</text:p>
          </table:table-cell>
          <table:table-cell office:value-type="float" office:value="249.38" calcext:value-type="float">
            <text:p>249.3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1.999996332S" calcext:value-type="time">
            <text:p>08:48:32</text:p>
          </table:table-cell>
          <table:table-cell office:value-type="float" office:value="276.5" calcext:value-type="float">
            <text:p>276.5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2.999998871S" calcext:value-type="time">
            <text:p>08:48:33</text:p>
          </table:table-cell>
          <table:table-cell office:value-type="float" office:value="299.31" calcext:value-type="float">
            <text:p>299.31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4.000000991S" calcext:value-type="time">
            <text:p>08:48:34</text:p>
          </table:table-cell>
          <table:table-cell office:value-type="float" office:value="308.75" calcext:value-type="float">
            <text:p>308.7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5.000003111S" calcext:value-type="time">
            <text:p>08:48: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5.999997267S" calcext:value-type="time">
            <text:p>08:48:36</text:p>
          </table:table-cell>
          <table:table-cell office:value-type="float" office:value="329.25" calcext:value-type="float">
            <text:p>329.2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6.999999806S" calcext:value-type="time">
            <text:p>08:48:37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&lt;&lt;&lt;&lt;H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8.000001507S" calcext:value-type="time">
            <text:p>08:48:3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9.000003627S" calcext:value-type="time">
            <text:p>08:48:39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39.999997783S" calcext:value-type="time">
            <text:p>08:48:4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0.999999903S" calcext:value-type="time">
            <text:p>08:48:41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2.000002023S" calcext:value-type="time">
            <text:p>08:48: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3.000004562S" calcext:value-type="time">
            <text:p>08:48: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3.99999788S" calcext:value-type="time">
            <text:p>08:48:44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5S" calcext:value-type="time">
            <text:p>08:48:45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6.00000212S" calcext:value-type="time">
            <text:p>08:48:4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7.000005078S" calcext:value-type="time">
            <text:p>08:48:4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7.999997977S" calcext:value-type="time">
            <text:p>08:48:48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49.000000097S" calcext:value-type="time">
            <text:p>08:48:4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0.000002217S" calcext:value-type="time">
            <text:p>08:48:5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1.000004336S" calcext:value-type="time">
            <text:p>08:48:51</text:p>
          </table:table-cell>
          <table:table-cell office:value-type="float" office:value="359.19" calcext:value-type="float">
            <text:p>359.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1.999998493S" calcext:value-type="time">
            <text:p>08:48:52</text:p>
          </table:table-cell>
          <table:table-cell office:value-type="float" office:value="357.25" calcext:value-type="float">
            <text:p>357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4.000002733S" calcext:value-type="time">
            <text:p>08:48:54</text:p>
          </table:table-cell>
          <table:table-cell office:value-type="float" office:value="12.63" calcext:value-type="float">
            <text:p>12.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4.999997308S" calcext:value-type="time">
            <text:p>08:48:55</text:p>
          </table:table-cell>
          <table:table-cell office:value-type="float" office:value="8.94" calcext:value-type="float">
            <text:p>8.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5.999999428S" calcext:value-type="time">
            <text:p>08:48:56</text:p>
          </table:table-cell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7.000001548S" calcext:value-type="time">
            <text:p>08:48:57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/8/2</text:p>
          </table:table-cell>
          <table:table-cell office:value-type="time" office:time-value="PT1022000H48M58.000003248S" calcext:value-type="time">
            <text:p>08:48:58</text:p>
          </table:table-cell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2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6:35:43.150511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2T16:48:26.571255846</dc:date>
    <meta:editing-duration>PT11M44S</meta:editing-duration>
    <meta:editing-cycles>2</meta:editing-cycles>
    <meta:generator>LibreOffice/5.1.4.2$Linux_X86_64 LibreOffice_project/10m0$Build-2</meta:generator>
    <meta:document-statistic meta:table-count="1" meta:cell-count="12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minimum="42583.363657407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60" chart:origin="0" chart:interval-major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7cm" svg:height="16.071cm" xlink:href=".." xlink:type="simple" chart:class="chart:scatter" chart:style-name="ch1">
        <chart:legend chart:legend-position="end" svg:x="35.954cm" svg:y="7.487cm" style:legend-expansion="high" chart:style-name="ch2"/>
        <chart:plot-area chart:style-name="ch3" table:cell-range-address="'log_42583.36371527778'.B2:'log_42583.36371527778'.D308" chart:data-source-has-labels="row" svg:x="1.783cm" svg:y="0.322cm" svg:width="34.308cm" svg:height="14.446cm">
          <chartooo:coordinate-region svg:x="2.591cm" svg:y="0.521cm" svg:width="32.838cm" svg:height="13.6cm"/>
          <chart:axis chart:dimension="x" chart:name="primary-x" chart:style-name="ch4">
            <chart:title svg:x="17.782cm" svg:y="15.089cm" chart:style-name="ch5">
              <text:p>Time (UTC PM)</text:p>
            </chart:title>
          </chart:axis>
          <chart:axis chart:dimension="y" chart:name="primary-y" chart:style-name="ch6">
            <chart:title svg:x="0.305cm" svg:y="9.381cm" chart:style-name="ch7">
              <text:p>Heading (degrees)</text:p>
            </chart:title>
            <chart:grid chart:style-name="ch8" chart:class="major"/>
          </chart:axis>
          <chart:series chart:style-name="ch9" chart:values-cell-range-address="'log_42583.36371527778'.D2:'log_42583.36371527778'.D308" loext:label-string="expected" chart:class="chart:scatter">
            <chart:domain table:cell-range-address="'log_42583.36371527778'.B2:'log_42583.36371527778'.B308"/>
            <chart:data-point chart:repeated="307"/>
          </chart:series>
          <chart:series chart:style-name="ch10" chart:values-cell-range-address="'log_42583.36371527778'.C2:'log_42583.36371527778'.C308" loext:label-string="recorded" chart:class="chart:scatter">
            <chart:data-point chart:repeated="3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cted</text:p>
              </table:table-cell>
              <table:table-cell office:value-type="string">
                <text:p>recor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583.3637268519">
                <text:p>42583.3637268519</text:p>
                <draw:g>
                  <svg:desc>'log_42583.36371527778'.B2:'log_42583.36371527778'.B308</svg:desc>
                </draw:g>
              </table:table-cell>
              <table:table-cell office:value-type="float" office:value="NaN">
                <text:p>NaN</text:p>
                <draw:g>
                  <svg:desc>'log_42583.36371527778'.D2:'log_42583.36371527778'.D308</svg:desc>
                </draw:g>
              </table:table-cell>
              <table:table-cell office:value-type="float" office:value="359.44">
                <text:p>359.44</text:p>
                <draw:g>
                  <svg:desc>'log_42583.36371527778'.C2:'log_42583.36371527778'.C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83.3637384259">
                <text:p>42583.3637384259</text:p>
              </table:table-cell>
              <table:table-cell office:value-type="float" office:value="NaN">
                <text:p>NaN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83.36375">
                <text:p>42583.36375</text:p>
              </table:table-cell>
              <table:table-cell office:value-type="float" office:value="NaN">
                <text:p>NaN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83.3637615741">
                <text:p>42583.3637615741</text:p>
              </table:table-cell>
              <table:table-cell office:value-type="float" office:value="NaN">
                <text:p>NaN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83.3637731481">
                <text:p>42583.3637731481</text:p>
              </table:table-cell>
              <table:table-cell office:value-type="float" office:value="NaN">
                <text:p>NaN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83.3637847222">
                <text:p>42583.3637847222</text:p>
              </table:table-cell>
              <table:table-cell office:value-type="float" office:value="NaN">
                <text:p>NaN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583.3637962963">
                <text:p>42583.3637962963</text:p>
              </table:table-cell>
              <table:table-cell office:value-type="float" office:value="90">
                <text:p>9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83.3638078704">
                <text:p>42583.3638078704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83.3638194445">
                <text:p>42583.3638194445</text:p>
              </table:table-cell>
              <table:table-cell office:value-type="float" office:value="90">
                <text:p>90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83.3638310185">
                <text:p>42583.3638310185</text:p>
              </table:table-cell>
              <table:table-cell office:value-type="float" office:value="90">
                <text:p>90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583.3638425926">
                <text:p>42583.3638425926</text:p>
              </table:table-cell>
              <table:table-cell office:value-type="float" office:value="90">
                <text:p>90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583.3638541667">
                <text:p>42583.3638541667</text:p>
              </table:table-cell>
              <table:table-cell office:value-type="float" office:value="90">
                <text:p>90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83.3638657407">
                <text:p>42583.3638657407</text:p>
              </table:table-cell>
              <table:table-cell office:value-type="float" office:value="90">
                <text:p>9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583.3638773148">
                <text:p>42583.3638773148</text:p>
              </table:table-cell>
              <table:table-cell office:value-type="float" office:value="90">
                <text:p>90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83.3638888889">
                <text:p>42583.3638888889</text:p>
              </table:table-cell>
              <table:table-cell office:value-type="float" office:value="90">
                <text:p>90</text:p>
              </table:table-cell>
              <table:table-cell office:value-type="float" office:value="87.37">
                <text:p>87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83.363900463">
                <text:p>42583.363900463</text:p>
              </table:table-cell>
              <table:table-cell office:value-type="float" office:value="90">
                <text:p>90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83.363912037">
                <text:p>42583.363912037</text:p>
              </table:table-cell>
              <table:table-cell office:value-type="float" office:value="90">
                <text:p>90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583.3639236111">
                <text:p>42583.3639236111</text:p>
              </table:table-cell>
              <table:table-cell office:value-type="float" office:value="90">
                <text:p>90</text:p>
              </table:table-cell>
              <table:table-cell office:value-type="float" office:value="87.25">
                <text:p>8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83.3639351852">
                <text:p>42583.3639351852</text:p>
              </table:table-cell>
              <table:table-cell office:value-type="float" office:value="90">
                <text:p>90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583.3639467593">
                <text:p>42583.3639467593</text:p>
              </table:table-cell>
              <table:table-cell office:value-type="float" office:value="90">
                <text:p>90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583.3639583333">
                <text:p>42583.3639583333</text:p>
              </table:table-cell>
              <table:table-cell office:value-type="float" office:value="90">
                <text:p>90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583.3639699074">
                <text:p>42583.3639699074</text:p>
              </table:table-cell>
              <table:table-cell office:value-type="float" office:value="90">
                <text:p>90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583.3639814815">
                <text:p>42583.3639814815</text:p>
              </table:table-cell>
              <table:table-cell office:value-type="float" office:value="90">
                <text:p>90</text:p>
              </table:table-cell>
              <table:table-cell office:value-type="float" office:value="90.56">
                <text:p>90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83.3639930556">
                <text:p>42583.3639930556</text:p>
              </table:table-cell>
              <table:table-cell office:value-type="float" office:value="90">
                <text:p>90</text:p>
              </table:table-cell>
              <table:table-cell office:value-type="float" office:value="91.56">
                <text:p>91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583.3640046296">
                <text:p>42583.3640046296</text:p>
              </table:table-cell>
              <table:table-cell office:value-type="float" office:value="90">
                <text:p>90</text:p>
              </table:table-cell>
              <table:table-cell office:value-type="float" office:value="86.37">
                <text:p>86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83.3640162037">
                <text:p>42583.3640162037</text:p>
              </table:table-cell>
              <table:table-cell office:value-type="float" office:value="90">
                <text:p>90</text:p>
              </table:table-cell>
              <table:table-cell office:value-type="float" office:value="90.19">
                <text:p>90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83.3640277778">
                <text:p>42583.3640277778</text:p>
              </table:table-cell>
              <table:table-cell office:value-type="float" office:value="90">
                <text:p>90</text:p>
              </table:table-cell>
              <table:table-cell office:value-type="float" office:value="92.19">
                <text:p>92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583.3640393519">
                <text:p>42583.3640393519</text:p>
              </table:table-cell>
              <table:table-cell office:value-type="float" office:value="90">
                <text:p>90</text:p>
              </table:table-cell>
              <table:table-cell office:value-type="float" office:value="90.37">
                <text:p>90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83.3640509259">
                <text:p>42583.3640509259</text:p>
              </table:table-cell>
              <table:table-cell office:value-type="float" office:value="90">
                <text:p>90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583.3640625">
                <text:p>42583.3640625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583.3640740741">
                <text:p>42583.3640740741</text:p>
              </table:table-cell>
              <table:table-cell office:value-type="float" office:value="90">
                <text:p>90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583.3640856482">
                <text:p>42583.3640856482</text:p>
              </table:table-cell>
              <table:table-cell office:value-type="float" office:value="90">
                <text:p>90</text:p>
              </table:table-cell>
              <table:table-cell office:value-type="float" office:value="90.94">
                <text:p>90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583.3640972222">
                <text:p>42583.3640972222</text:p>
              </table:table-cell>
              <table:table-cell office:value-type="float" office:value="90">
                <text:p>90</text:p>
              </table:table-cell>
              <table:table-cell office:value-type="float" office:value="90.81">
                <text:p>90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83.3641087963">
                <text:p>42583.3641087963</text:p>
              </table:table-cell>
              <table:table-cell office:value-type="float" office:value="90">
                <text:p>90</text:p>
              </table:table-cell>
              <table:table-cell office:value-type="float" office:value="88.37">
                <text:p>88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83.3641203704">
                <text:p>42583.3641203704</text:p>
              </table:table-cell>
              <table:table-cell office:value-type="float" office:value="90">
                <text:p>90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83.3641319444">
                <text:p>42583.3641319444</text:p>
              </table:table-cell>
              <table:table-cell office:value-type="float" office:value="90">
                <text:p>90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83.3641435185">
                <text:p>42583.36414351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83.3641550926">
                <text:p>42583.3641550926</text:p>
              </table:table-cell>
              <table:table-cell office:value-type="float" office:value="90">
                <text:p>90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83.3641666667">
                <text:p>42583.3641666667</text:p>
              </table:table-cell>
              <table:table-cell office:value-type="float" office:value="90">
                <text:p>90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83.3641782407">
                <text:p>42583.3641782407</text:p>
              </table:table-cell>
              <table:table-cell office:value-type="float" office:value="90">
                <text:p>90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83.3641898148">
                <text:p>42583.3641898148</text:p>
              </table:table-cell>
              <table:table-cell office:value-type="float" office:value="90">
                <text:p>90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83.3642013889">
                <text:p>42583.3642013889</text:p>
              </table:table-cell>
              <table:table-cell office:value-type="float" office:value="90">
                <text:p>90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83.364212963">
                <text:p>42583.36421296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83.3642361111">
                <text:p>42583.3642361111</text:p>
              </table:table-cell>
              <table:table-cell office:value-type="float" office:value="90">
                <text:p>90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83.3642476852">
                <text:p>42583.3642476852</text:p>
              </table:table-cell>
              <table:table-cell office:value-type="float" office:value="90">
                <text:p>90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83.3642592593">
                <text:p>42583.3642592593</text:p>
              </table:table-cell>
              <table:table-cell office:value-type="float" office:value="90">
                <text:p>90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583.3642708333">
                <text:p>42583.3642708333</text:p>
              </table:table-cell>
              <table:table-cell office:value-type="float" office:value="90">
                <text:p>90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83.3642824074">
                <text:p>42583.3642824074</text:p>
              </table:table-cell>
              <table:table-cell office:value-type="float" office:value="90">
                <text:p>90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583.3642939815">
                <text:p>42583.3642939815</text:p>
              </table:table-cell>
              <table:table-cell office:value-type="float" office:value="90">
                <text:p>90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583.3643055556">
                <text:p>42583.3643055556</text:p>
              </table:table-cell>
              <table:table-cell office:value-type="float" office:value="90">
                <text:p>90</text:p>
              </table:table-cell>
              <table:table-cell office:value-type="float" office:value="84.37">
                <text:p>84.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583.3643171296">
                <text:p>42583.3643171296</text:p>
              </table:table-cell>
              <table:table-cell office:value-type="float" office:value="90">
                <text:p>90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583.3643287037">
                <text:p>42583.3643287037</text:p>
              </table:table-cell>
              <table:table-cell office:value-type="float" office:value="90">
                <text:p>90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583.3643402778">
                <text:p>42583.3643402778</text:p>
              </table:table-cell>
              <table:table-cell office:value-type="float" office:value="90">
                <text:p>90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583.3643518519">
                <text:p>42583.3643518519</text:p>
              </table:table-cell>
              <table:table-cell office:value-type="float" office:value="90">
                <text:p>90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583.3643634259">
                <text:p>42583.3643634259</text:p>
              </table:table-cell>
              <table:table-cell office:value-type="float" office:value="90">
                <text:p>90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583.364375">
                <text:p>42583.364375</text:p>
              </table:table-cell>
              <table:table-cell office:value-type="float" office:value="90">
                <text:p>90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583.3643865741">
                <text:p>42583.3643865741</text:p>
              </table:table-cell>
              <table:table-cell office:value-type="float" office:value="90">
                <text:p>90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583.3643981482">
                <text:p>42583.3643981482</text:p>
              </table:table-cell>
              <table:table-cell office:value-type="float" office:value="90">
                <text:p>90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583.3644097222">
                <text:p>42583.3644097222</text:p>
              </table:table-cell>
              <table:table-cell office:value-type="float" office:value="90">
                <text:p>90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583.3644212963">
                <text:p>42583.3644212963</text:p>
              </table:table-cell>
              <table:table-cell office:value-type="float" office:value="90">
                <text:p>90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583.3644328704">
                <text:p>42583.3644328704</text:p>
              </table:table-cell>
              <table:table-cell office:value-type="float" office:value="90">
                <text:p>90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83.3644444445">
                <text:p>42583.3644444445</text:p>
              </table:table-cell>
              <table:table-cell office:value-type="float" office:value="90">
                <text:p>90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583.3644560185">
                <text:p>42583.3644560185</text:p>
              </table:table-cell>
              <table:table-cell office:value-type="float" office:value="90">
                <text:p>9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583.3644675926">
                <text:p>42583.3644675926</text:p>
              </table:table-cell>
              <table:table-cell office:value-type="float" office:value="90">
                <text:p>90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583.3644791667">
                <text:p>42583.3644791667</text:p>
              </table:table-cell>
              <table:table-cell office:value-type="float" office:value="90">
                <text:p>90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583.3644907408">
                <text:p>42583.3644907408</text:p>
              </table:table-cell>
              <table:table-cell office:value-type="float" office:value="90">
                <text:p>90</text:p>
              </table:table-cell>
              <table:table-cell office:value-type="float" office:value="83.94">
                <text:p>83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583.3645023148">
                <text:p>42583.3645023148</text:p>
              </table:table-cell>
              <table:table-cell office:value-type="float" office:value="90">
                <text:p>90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583.3645138889">
                <text:p>42583.3645138889</text:p>
              </table:table-cell>
              <table:table-cell office:value-type="float" office:value="90">
                <text:p>90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583.364525463">
                <text:p>42583.364525463</text:p>
              </table:table-cell>
              <table:table-cell office:value-type="float" office:value="90">
                <text:p>9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583.364537037">
                <text:p>42583.364537037</text:p>
              </table:table-cell>
              <table:table-cell office:value-type="float" office:value="90">
                <text:p>90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583.3645486111">
                <text:p>42583.3645486111</text:p>
              </table:table-cell>
              <table:table-cell office:value-type="float" office:value="90">
                <text:p>90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83.3645601852">
                <text:p>42583.3645601852</text:p>
              </table:table-cell>
              <table:table-cell office:value-type="float" office:value="90">
                <text:p>90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583.3645717593">
                <text:p>42583.3645717593</text:p>
              </table:table-cell>
              <table:table-cell office:value-type="float" office:value="90">
                <text:p>90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583.3645833333">
                <text:p>42583.3645833333</text:p>
              </table:table-cell>
              <table:table-cell office:value-type="float" office:value="90">
                <text:p>90</text:p>
              </table:table-cell>
              <table:table-cell office:value-type="float" office:value="91.69">
                <text:p>91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583.3645949074">
                <text:p>42583.3645949074</text:p>
              </table:table-cell>
              <table:table-cell office:value-type="float" office:value="90">
                <text:p>90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583.3646064815">
                <text:p>42583.3646064815</text:p>
              </table:table-cell>
              <table:table-cell office:value-type="float" office:value="90">
                <text:p>9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583.3646180556">
                <text:p>42583.3646180556</text:p>
              </table:table-cell>
              <table:table-cell office:value-type="float" office:value="90">
                <text:p>9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583.3646296296">
                <text:p>42583.3646296296</text:p>
              </table:table-cell>
              <table:table-cell office:value-type="float" office:value="90">
                <text:p>90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83.3646412037">
                <text:p>42583.3646412037</text:p>
              </table:table-cell>
              <table:table-cell office:value-type="float" office:value="90">
                <text:p>90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83.3646527778">
                <text:p>42583.3646527778</text:p>
              </table:table-cell>
              <table:table-cell office:value-type="float" office:value="90">
                <text:p>90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583.3646643519">
                <text:p>42583.3646643519</text:p>
              </table:table-cell>
              <table:table-cell office:value-type="float" office:value="90">
                <text:p>90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583.3646759259">
                <text:p>42583.3646759259</text:p>
              </table:table-cell>
              <table:table-cell office:value-type="float" office:value="90">
                <text:p>90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583.3646875">
                <text:p>42583.3646875</text:p>
              </table:table-cell>
              <table:table-cell office:value-type="float" office:value="90">
                <text:p>9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83.3646990741">
                <text:p>42583.3646990741</text:p>
              </table:table-cell>
              <table:table-cell office:value-type="float" office:value="230">
                <text:p>230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83.3647106482">
                <text:p>42583.3647106482</text:p>
              </table:table-cell>
              <table:table-cell office:value-type="float" office:value="230">
                <text:p>230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83.3647222222">
                <text:p>42583.3647222222</text:p>
              </table:table-cell>
              <table:table-cell office:value-type="float" office:value="230">
                <text:p>230</text:p>
              </table:table-cell>
              <table:table-cell office:value-type="float" office:value="216.56">
                <text:p>216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583.3647337963">
                <text:p>42583.3647337963</text:p>
              </table:table-cell>
              <table:table-cell office:value-type="float" office:value="230">
                <text:p>230</text:p>
              </table:table-cell>
              <table:table-cell office:value-type="float" office:value="216.31">
                <text:p>216.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583.3647453704">
                <text:p>42583.3647453704</text:p>
              </table:table-cell>
              <table:table-cell office:value-type="float" office:value="230">
                <text:p>230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583.3647569444">
                <text:p>42583.3647569444</text:p>
              </table:table-cell>
              <table:table-cell office:value-type="float" office:value="230">
                <text:p>230</text:p>
              </table:table-cell>
              <table:table-cell office:value-type="float" office:value="210.25">
                <text:p>210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583.3647800926">
                <text:p>42583.3647800926</text:p>
              </table:table-cell>
              <table:table-cell office:value-type="float" office:value="230">
                <text:p>230</text:p>
              </table:table-cell>
              <table:table-cell office:value-type="float" office:value="210.06">
                <text:p>210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583.3647916667">
                <text:p>42583.3647916667</text:p>
              </table:table-cell>
              <table:table-cell office:value-type="float" office:value="230">
                <text:p>2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583.3648032407">
                <text:p>42583.3648032407</text:p>
              </table:table-cell>
              <table:table-cell office:value-type="float" office:value="230">
                <text:p>230</text:p>
              </table:table-cell>
              <table:table-cell office:value-type="float" office:value="196.56">
                <text:p>196.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583.3648148148">
                <text:p>42583.3648148148</text:p>
              </table:table-cell>
              <table:table-cell office:value-type="float" office:value="230">
                <text:p>230</text:p>
              </table:table-cell>
              <table:table-cell office:value-type="float" office:value="193.94">
                <text:p>193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583.3648263889">
                <text:p>42583.3648263889</text:p>
              </table:table-cell>
              <table:table-cell office:value-type="float" office:value="230">
                <text:p>230</text:p>
              </table:table-cell>
              <table:table-cell office:value-type="float" office:value="195.25">
                <text:p>195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83.364837963">
                <text:p>42583.364837963</text:p>
              </table:table-cell>
              <table:table-cell office:value-type="float" office:value="230">
                <text:p>230</text:p>
              </table:table-cell>
              <table:table-cell office:value-type="float" office:value="206.81">
                <text:p>206.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583.364849537">
                <text:p>42583.364849537</text:p>
              </table:table-cell>
              <table:table-cell office:value-type="float" office:value="230">
                <text:p>230</text:p>
              </table:table-cell>
              <table:table-cell office:value-type="float" office:value="201.38">
                <text:p>201.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583.3648611111">
                <text:p>42583.3648611111</text:p>
              </table:table-cell>
              <table:table-cell office:value-type="float" office:value="180">
                <text:p>180</text:p>
              </table:table-cell>
              <table:table-cell office:value-type="float" office:value="191.69">
                <text:p>191.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583.3648726852">
                <text:p>42583.3648726852</text:p>
              </table:table-cell>
              <table:table-cell office:value-type="float" office:value="180">
                <text:p>180</text:p>
              </table:table-cell>
              <table:table-cell office:value-type="float" office:value="195.13">
                <text:p>195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583.3648842593">
                <text:p>42583.3648842593</text:p>
              </table:table-cell>
              <table:table-cell office:value-type="float" office:value="180">
                <text:p>180</text:p>
              </table:table-cell>
              <table:table-cell office:value-type="float" office:value="200.69">
                <text:p>200.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583.3648958333">
                <text:p>42583.3648958333</text:p>
              </table:table-cell>
              <table:table-cell office:value-type="float" office:value="180">
                <text:p>180</text:p>
              </table:table-cell>
              <table:table-cell office:value-type="float" office:value="194.38">
                <text:p>194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583.3649074074">
                <text:p>42583.3649074074</text:p>
              </table:table-cell>
              <table:table-cell office:value-type="float" office:value="180">
                <text:p>180</text:p>
              </table:table-cell>
              <table:table-cell office:value-type="float" office:value="187.69">
                <text:p>187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583.3649189815">
                <text:p>42583.3649189815</text:p>
              </table:table-cell>
              <table:table-cell office:value-type="float" office:value="180">
                <text:p>180</text:p>
              </table:table-cell>
              <table:table-cell office:value-type="float" office:value="180.88">
                <text:p>180.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583.3649305556">
                <text:p>42583.3649305556</text:p>
              </table:table-cell>
              <table:table-cell office:value-type="float" office:value="180">
                <text:p>180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583.3649421296">
                <text:p>42583.3649421296</text:p>
              </table:table-cell>
              <table:table-cell office:value-type="float" office:value="180">
                <text:p>180</text:p>
              </table:table-cell>
              <table:table-cell office:value-type="float" office:value="178.38">
                <text:p>178.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583.3649537037">
                <text:p>42583.3649537037</text:p>
              </table:table-cell>
              <table:table-cell office:value-type="float" office:value="180">
                <text:p>180</text:p>
              </table:table-cell>
              <table:table-cell office:value-type="float" office:value="179.31">
                <text:p>179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583.3649652778">
                <text:p>42583.3649652778</text:p>
              </table:table-cell>
              <table:table-cell office:value-type="float" office:value="180">
                <text:p>180</text:p>
              </table:table-cell>
              <table:table-cell office:value-type="float" office:value="182.56">
                <text:p>182.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583.3649768519">
                <text:p>42583.3649768519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583.3649884259">
                <text:p>42583.3649884259</text:p>
              </table:table-cell>
              <table:table-cell office:value-type="float" office:value="180">
                <text:p>180</text:p>
              </table:table-cell>
              <table:table-cell office:value-type="float" office:value="176.44">
                <text:p>176.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583.365">
                <text:p>42583.365</text:p>
              </table:table-cell>
              <table:table-cell office:value-type="float" office:value="180">
                <text:p>180</text:p>
              </table:table-cell>
              <table:table-cell office:value-type="float" office:value="176.38">
                <text:p>176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583.3650115741">
                <text:p>42583.3650115741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583.3650231481">
                <text:p>42583.3650231481</text:p>
              </table:table-cell>
              <table:table-cell office:value-type="float" office:value="180">
                <text:p>180</text:p>
              </table:table-cell>
              <table:table-cell office:value-type="float" office:value="173.19">
                <text:p>173.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583.3650347222">
                <text:p>42583.3650347222</text:p>
              </table:table-cell>
              <table:table-cell office:value-type="float" office:value="180">
                <text:p>180</text:p>
              </table:table-cell>
              <table:table-cell office:value-type="float" office:value="174.13">
                <text:p>174.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583.3650462963">
                <text:p>42583.3650462963</text:p>
              </table:table-cell>
              <table:table-cell office:value-type="float" office:value="180">
                <text:p>180</text:p>
              </table:table-cell>
              <table:table-cell office:value-type="float" office:value="174.63">
                <text:p>174.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583.3650578704">
                <text:p>42583.3650578704</text:p>
              </table:table-cell>
              <table:table-cell office:value-type="float" office:value="180">
                <text:p>180</text:p>
              </table:table-cell>
              <table:table-cell office:value-type="float" office:value="175.38">
                <text:p>175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583.3650694444">
                <text:p>42583.3650694444</text:p>
              </table:table-cell>
              <table:table-cell office:value-type="float" office:value="180">
                <text:p>180</text:p>
              </table:table-cell>
              <table:table-cell office:value-type="float" office:value="175.06">
                <text:p>175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583.3650810185">
                <text:p>42583.3650810185</text:p>
              </table:table-cell>
              <table:table-cell office:value-type="float" office:value="180">
                <text:p>180</text:p>
              </table:table-cell>
              <table:table-cell office:value-type="float" office:value="174.31">
                <text:p>174.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583.3650925926">
                <text:p>42583.3650925926</text:p>
              </table:table-cell>
              <table:table-cell office:value-type="float" office:value="180">
                <text:p>180</text:p>
              </table:table-cell>
              <table:table-cell office:value-type="float" office:value="174.69">
                <text:p>174.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583.3651041667">
                <text:p>42583.3651041667</text:p>
              </table:table-cell>
              <table:table-cell office:value-type="float" office:value="180">
                <text:p>180</text:p>
              </table:table-cell>
              <table:table-cell office:value-type="float" office:value="172.63">
                <text:p>172.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583.3651157407">
                <text:p>42583.3651157407</text:p>
              </table:table-cell>
              <table:table-cell office:value-type="float" office:value="180">
                <text:p>180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583.3651273148">
                <text:p>42583.3651273148</text:p>
              </table:table-cell>
              <table:table-cell office:value-type="float" office:value="180">
                <text:p>180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583.3651388889">
                <text:p>42583.3651388889</text:p>
              </table:table-cell>
              <table:table-cell office:value-type="float" office:value="180">
                <text:p>180</text:p>
              </table:table-cell>
              <table:table-cell office:value-type="float" office:value="179.69">
                <text:p>179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583.365150463">
                <text:p>42583.365150463</text:p>
              </table:table-cell>
              <table:table-cell office:value-type="float" office:value="180">
                <text:p>180</text:p>
              </table:table-cell>
              <table:table-cell office:value-type="float" office:value="177.25">
                <text:p>177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583.365162037">
                <text:p>42583.365162037</text:p>
              </table:table-cell>
              <table:table-cell office:value-type="float" office:value="180">
                <text:p>180</text:p>
              </table:table-cell>
              <table:table-cell office:value-type="float" office:value="175.06">
                <text:p>175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583.3651736111">
                <text:p>42583.3651736111</text:p>
              </table:table-cell>
              <table:table-cell office:value-type="float" office:value="180">
                <text:p>180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583.3651851852">
                <text:p>42583.3651851852</text:p>
              </table:table-cell>
              <table:table-cell office:value-type="float" office:value="180">
                <text:p>180</text:p>
              </table:table-cell>
              <table:table-cell office:value-type="float" office:value="175.88">
                <text:p>175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83.3651967593">
                <text:p>42583.3651967593</text:p>
              </table:table-cell>
              <table:table-cell office:value-type="float" office:value="180">
                <text:p>180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583.3652083333">
                <text:p>42583.3652083333</text:p>
              </table:table-cell>
              <table:table-cell office:value-type="float" office:value="180">
                <text:p>1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583.3652199074">
                <text:p>42583.3652199074</text:p>
              </table:table-cell>
              <table:table-cell office:value-type="float" office:value="180">
                <text:p>180</text:p>
              </table:table-cell>
              <table:table-cell office:value-type="float" office:value="174.44">
                <text:p>174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583.3652314815">
                <text:p>42583.3652314815</text:p>
              </table:table-cell>
              <table:table-cell office:value-type="float" office:value="180">
                <text:p>180</text:p>
              </table:table-cell>
              <table:table-cell office:value-type="float" office:value="176.19">
                <text:p>176.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583.3652430556">
                <text:p>42583.3652430556</text:p>
              </table:table-cell>
              <table:table-cell office:value-type="float" office:value="180">
                <text:p>180</text:p>
              </table:table-cell>
              <table:table-cell office:value-type="float" office:value="179.44">
                <text:p>179.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583.3652546296">
                <text:p>42583.3652546296</text:p>
              </table:table-cell>
              <table:table-cell office:value-type="float" office:value="180">
                <text:p>180</text:p>
              </table:table-cell>
              <table:table-cell office:value-type="float" office:value="176.56">
                <text:p>176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583.3652662037">
                <text:p>42583.3652662037</text:p>
              </table:table-cell>
              <table:table-cell office:value-type="float" office:value="180">
                <text:p>180</text:p>
              </table:table-cell>
              <table:table-cell office:value-type="float" office:value="176.31">
                <text:p>176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583.3652777778">
                <text:p>42583.3652777778</text:p>
              </table:table-cell>
              <table:table-cell office:value-type="float" office:value="180">
                <text:p>180</text:p>
              </table:table-cell>
              <table:table-cell office:value-type="float" office:value="176.38">
                <text:p>176.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583.3652893519">
                <text:p>42583.3652893519</text:p>
              </table:table-cell>
              <table:table-cell office:value-type="float" office:value="180">
                <text:p>180</text:p>
              </table:table-cell>
              <table:table-cell office:value-type="float" office:value="176.56">
                <text:p>176.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583.3653009259">
                <text:p>42583.3653009259</text:p>
              </table:table-cell>
              <table:table-cell office:value-type="float" office:value="180">
                <text:p>180</text:p>
              </table:table-cell>
              <table:table-cell office:value-type="float" office:value="177.81">
                <text:p>177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583.3653125">
                <text:p>42583.3653125</text:p>
              </table:table-cell>
              <table:table-cell office:value-type="float" office:value="180">
                <text:p>180</text:p>
              </table:table-cell>
              <table:table-cell office:value-type="float" office:value="183.81">
                <text:p>183.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583.3653240741">
                <text:p>42583.3653240741</text:p>
              </table:table-cell>
              <table:table-cell office:value-type="float" office:value="180">
                <text:p>180</text:p>
              </table:table-cell>
              <table:table-cell office:value-type="float" office:value="184.25">
                <text:p>184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583.3653356482">
                <text:p>42583.3653356482</text:p>
              </table:table-cell>
              <table:table-cell office:value-type="float" office:value="180">
                <text:p>180</text:p>
              </table:table-cell>
              <table:table-cell office:value-type="float" office:value="181.19">
                <text:p>181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583.3653472222">
                <text:p>42583.3653472222</text:p>
              </table:table-cell>
              <table:table-cell office:value-type="float" office:value="180">
                <text:p>180</text:p>
              </table:table-cell>
              <table:table-cell office:value-type="float" office:value="179.38">
                <text:p>179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583.3653703704">
                <text:p>42583.3653703704</text:p>
              </table:table-cell>
              <table:table-cell office:value-type="float" office:value="180">
                <text:p>180</text:p>
              </table:table-cell>
              <table:table-cell office:value-type="float" office:value="185.44">
                <text:p>185.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583.3653819444">
                <text:p>42583.3653819444</text:p>
              </table:table-cell>
              <table:table-cell office:value-type="float" office:value="150">
                <text:p>150</text:p>
              </table:table-cell>
              <table:table-cell office:value-type="float" office:value="177.81">
                <text:p>177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583.3653935185">
                <text:p>42583.3653935185</text:p>
              </table:table-cell>
              <table:table-cell office:value-type="float" office:value="120">
                <text:p>120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583.3654050926">
                <text:p>42583.3654050926</text:p>
              </table:table-cell>
              <table:table-cell office:value-type="float" office:value="90">
                <text:p>9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583.3654166667">
                <text:p>42583.3654166667</text:p>
              </table:table-cell>
              <table:table-cell office:value-type="float" office:value="60">
                <text:p>60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583.3654282407">
                <text:p>42583.3654282407</text:p>
              </table:table-cell>
              <table:table-cell office:value-type="float" office:value="30">
                <text:p>30</text:p>
              </table:table-cell>
              <table:table-cell office:value-type="float" office:value="328.81">
                <text:p>328.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583.3654398148">
                <text:p>42583.3654398148</text:p>
              </table:table-cell>
              <table:table-cell office:value-type="float" office:value="0">
                <text:p>0</text:p>
              </table:table-cell>
              <table:table-cell office:value-type="float" office:value="281.88">
                <text:p>281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583.3654513889">
                <text:p>42583.3654513889</text:p>
              </table:table-cell>
              <table:table-cell office:value-type="float" office:value="330">
                <text:p>330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583.365462963">
                <text:p>42583.365462963</text:p>
              </table:table-cell>
              <table:table-cell office:value-type="float" office:value="300">
                <text:p>300</text:p>
              </table:table-cell>
              <table:table-cell office:value-type="float" office:value="183.13">
                <text:p>183.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583.365474537">
                <text:p>42583.365474537</text:p>
              </table:table-cell>
              <table:table-cell office:value-type="float" office:value="270">
                <text:p>270</text:p>
              </table:table-cell>
              <table:table-cell office:value-type="float" office:value="178.13">
                <text:p>178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583.3654861111">
                <text:p>42583.3654861111</text:p>
              </table:table-cell>
              <table:table-cell office:value-type="float" office:value="240">
                <text:p>240</text:p>
              </table:table-cell>
              <table:table-cell office:value-type="float" office:value="178.81">
                <text:p>178.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583.3654976852">
                <text:p>42583.3654976852</text:p>
              </table:table-cell>
              <table:table-cell office:value-type="float" office:value="210">
                <text:p>210</text:p>
              </table:table-cell>
              <table:table-cell office:value-type="float" office:value="176.63">
                <text:p>176.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583.3655092593">
                <text:p>42583.3655092593</text:p>
              </table:table-cell>
              <table:table-cell office:value-type="float" office:value="180">
                <text:p>180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583.3655208333">
                <text:p>42583.3655208333</text:p>
              </table:table-cell>
              <table:table-cell office:value-type="float" office:value="180">
                <text:p>180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83.3655324074">
                <text:p>42583.3655324074</text:p>
              </table:table-cell>
              <table:table-cell office:value-type="float" office:value="180">
                <text:p>180</text:p>
              </table:table-cell>
              <table:table-cell office:value-type="float" office:value="181.19">
                <text:p>181.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583.3655439815">
                <text:p>42583.3655439815</text:p>
              </table:table-cell>
              <table:table-cell office:value-type="float" office:value="180">
                <text:p>180</text:p>
              </table:table-cell>
              <table:table-cell office:value-type="float" office:value="182.13">
                <text:p>182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583.3655555556">
                <text:p>42583.3655555556</text:p>
              </table:table-cell>
              <table:table-cell office:value-type="float" office:value="180">
                <text:p>180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583.3655671296">
                <text:p>42583.3655671296</text:p>
              </table:table-cell>
              <table:table-cell office:value-type="float" office:value="180">
                <text:p>180</text:p>
              </table:table-cell>
              <table:table-cell office:value-type="float" office:value="180.75">
                <text:p>180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583.3655787037">
                <text:p>42583.3655787037</text:p>
              </table:table-cell>
              <table:table-cell office:value-type="float" office:value="180">
                <text:p>180</text:p>
              </table:table-cell>
              <table:table-cell office:value-type="float" office:value="177.94">
                <text:p>177.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583.3655902778">
                <text:p>42583.3655902778</text:p>
              </table:table-cell>
              <table:table-cell office:value-type="float" office:value="180">
                <text:p>180</text:p>
              </table:table-cell>
              <table:table-cell office:value-type="float" office:value="178.44">
                <text:p>178.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83.3656018519">
                <text:p>42583.3656018519</text:p>
              </table:table-cell>
              <table:table-cell office:value-type="float" office:value="180">
                <text:p>180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583.3656134259">
                <text:p>42583.3656134259</text:p>
              </table:table-cell>
              <table:table-cell office:value-type="float" office:value="180">
                <text:p>180</text:p>
              </table:table-cell>
              <table:table-cell office:value-type="float" office:value="180.88">
                <text:p>180.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583.365625">
                <text:p>42583.365625</text:p>
              </table:table-cell>
              <table:table-cell office:value-type="float" office:value="180">
                <text:p>180</text:p>
              </table:table-cell>
              <table:table-cell office:value-type="float" office:value="181.63">
                <text:p>181.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583.3656365741">
                <text:p>42583.3656365741</text:p>
              </table:table-cell>
              <table:table-cell office:value-type="float" office:value="180">
                <text:p>180</text:p>
              </table:table-cell>
              <table:table-cell office:value-type="float" office:value="179.81">
                <text:p>179.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583.3656481481">
                <text:p>42583.3656481481</text:p>
              </table:table-cell>
              <table:table-cell office:value-type="float" office:value="180">
                <text:p>180</text:p>
              </table:table-cell>
              <table:table-cell office:value-type="float" office:value="180.88">
                <text:p>180.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583.3656597222">
                <text:p>42583.3656597222</text:p>
              </table:table-cell>
              <table:table-cell office:value-type="float" office:value="180">
                <text:p>180</text:p>
              </table:table-cell>
              <table:table-cell office:value-type="float" office:value="180.94">
                <text:p>180.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583.3656712963">
                <text:p>42583.3656712963</text:p>
              </table:table-cell>
              <table:table-cell office:value-type="float" office:value="180">
                <text:p>180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83.3656828704">
                <text:p>42583.3656828704</text:p>
              </table:table-cell>
              <table:table-cell office:value-type="float" office:value="180">
                <text:p>180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583.3656944444">
                <text:p>42583.3656944444</text:p>
              </table:table-cell>
              <table:table-cell office:value-type="float" office:value="180">
                <text:p>18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583.3657060185">
                <text:p>42583.3657060185</text:p>
              </table:table-cell>
              <table:table-cell office:value-type="float" office:value="180">
                <text:p>180</text:p>
              </table:table-cell>
              <table:table-cell office:value-type="float" office:value="177.25">
                <text:p>177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583.3657175926">
                <text:p>42583.3657175926</text:p>
              </table:table-cell>
              <table:table-cell office:value-type="float" office:value="180">
                <text:p>180</text:p>
              </table:table-cell>
              <table:table-cell office:value-type="float" office:value="180.81">
                <text:p>180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583.3657291667">
                <text:p>42583.3657291667</text:p>
              </table:table-cell>
              <table:table-cell office:value-type="float" office:value="180">
                <text:p>180</text:p>
              </table:table-cell>
              <table:table-cell office:value-type="float" office:value="180.06">
                <text:p>18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583.3657407407">
                <text:p>42583.3657407407</text:p>
              </table:table-cell>
              <table:table-cell office:value-type="float" office:value="180">
                <text:p>180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583.3657523148">
                <text:p>42583.3657523148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583.3657638889">
                <text:p>42583.3657638889</text:p>
              </table:table-cell>
              <table:table-cell office:value-type="float" office:value="180">
                <text:p>180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583.365775463">
                <text:p>42583.365775463</text:p>
              </table:table-cell>
              <table:table-cell office:value-type="float" office:value="175">
                <text:p>175</text:p>
              </table:table-cell>
              <table:table-cell office:value-type="float" office:value="170.94">
                <text:p>170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583.365787037">
                <text:p>42583.365787037</text:p>
              </table:table-cell>
              <table:table-cell office:value-type="float" office:value="170">
                <text:p>170</text:p>
              </table:table-cell>
              <table:table-cell office:value-type="float" office:value="177.38">
                <text:p>177.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583.3657986111">
                <text:p>42583.3657986111</text:p>
              </table:table-cell>
              <table:table-cell office:value-type="float" office:value="165">
                <text:p>165</text:p>
              </table:table-cell>
              <table:table-cell office:value-type="float" office:value="171.88">
                <text:p>171.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583.3658101852">
                <text:p>42583.3658101852</text:p>
              </table:table-cell>
              <table:table-cell office:value-type="float" office:value="160">
                <text:p>160</text:p>
              </table:table-cell>
              <table:table-cell office:value-type="float" office:value="172.94">
                <text:p>172.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583.3658217593">
                <text:p>42583.3658217593</text:p>
              </table:table-cell>
              <table:table-cell office:value-type="float" office:value="155">
                <text:p>155</text:p>
              </table:table-cell>
              <table:table-cell office:value-type="float" office:value="169.69">
                <text:p>169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583.3658333333">
                <text:p>42583.3658333333</text:p>
              </table:table-cell>
              <table:table-cell office:value-type="float" office:value="150">
                <text:p>150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583.3658449074">
                <text:p>42583.3658449074</text:p>
              </table:table-cell>
              <table:table-cell office:value-type="float" office:value="145">
                <text:p>145</text:p>
              </table:table-cell>
              <table:table-cell office:value-type="float" office:value="166.06">
                <text:p>166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583.3658564815">
                <text:p>42583.3658564815</text:p>
              </table:table-cell>
              <table:table-cell office:value-type="float" office:value="140">
                <text:p>140</text:p>
              </table:table-cell>
              <table:table-cell office:value-type="float" office:value="157.81">
                <text:p>157.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583.3658680556">
                <text:p>42583.3658680556</text:p>
              </table:table-cell>
              <table:table-cell office:value-type="float" office:value="135">
                <text:p>135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583.3658796296">
                <text:p>42583.3658796296</text:p>
              </table:table-cell>
              <table:table-cell office:value-type="float" office:value="130">
                <text:p>130</text:p>
              </table:table-cell>
              <table:table-cell office:value-type="float" office:value="136.25">
                <text:p>136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83.3658912037">
                <text:p>42583.365891203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583.3659143519">
                <text:p>42583.3659143519</text:p>
              </table:table-cell>
              <table:table-cell office:value-type="float" office:value="120">
                <text:p>120</text:p>
              </table:table-cell>
              <table:table-cell office:value-type="float" office:value="126.81">
                <text:p>126.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583.3659259259">
                <text:p>42583.3659259259</text:p>
              </table:table-cell>
              <table:table-cell office:value-type="float" office:value="115">
                <text:p>115</text:p>
              </table:table-cell>
              <table:table-cell office:value-type="float" office:value="122.56">
                <text:p>122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583.3659375">
                <text:p>42583.3659375</text:p>
              </table:table-cell>
              <table:table-cell office:value-type="float" office:value="110">
                <text:p>110</text:p>
              </table:table-cell>
              <table:table-cell office:value-type="float" office:value="121.94">
                <text:p>121.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583.3659490741">
                <text:p>42583.3659490741</text:p>
              </table:table-cell>
              <table:table-cell office:value-type="float" office:value="105">
                <text:p>105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583.3659606482">
                <text:p>42583.3659606482</text:p>
              </table:table-cell>
              <table:table-cell office:value-type="float" office:value="100">
                <text:p>100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583.3659722222">
                <text:p>42583.3659722222</text:p>
              </table:table-cell>
              <table:table-cell office:value-type="float" office:value="95">
                <text:p>95</text:p>
              </table:table-cell>
              <table:table-cell office:value-type="float" office:value="107.69">
                <text:p>107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583.3659837963">
                <text:p>42583.3659837963</text:p>
              </table:table-cell>
              <table:table-cell office:value-type="float" office:value="90">
                <text:p>90</text:p>
              </table:table-cell>
              <table:table-cell office:value-type="float" office:value="102.44">
                <text:p>102.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583.3659953704">
                <text:p>42583.3659953704</text:p>
              </table:table-cell>
              <table:table-cell office:value-type="float" office:value="90">
                <text:p>90</text:p>
              </table:table-cell>
              <table:table-cell office:value-type="float" office:value="96.87">
                <text:p>96.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583.3660069444">
                <text:p>42583.366006944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583.3660185185">
                <text:p>42583.3660185185</text:p>
              </table:table-cell>
              <table:table-cell office:value-type="float" office:value="90">
                <text:p>90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583.3660300926">
                <text:p>42583.3660300926</text:p>
              </table:table-cell>
              <table:table-cell office:value-type="float" office:value="90">
                <text:p>90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583.3660416667">
                <text:p>42583.3660416667</text:p>
              </table:table-cell>
              <table:table-cell office:value-type="float" office:value="90">
                <text:p>90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583.3660532407">
                <text:p>42583.3660532407</text:p>
              </table:table-cell>
              <table:table-cell office:value-type="float" office:value="90">
                <text:p>90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583.3660648148">
                <text:p>42583.3660648148</text:p>
              </table:table-cell>
              <table:table-cell office:value-type="float" office:value="90">
                <text:p>9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583.3660763889">
                <text:p>42583.3660763889</text:p>
              </table:table-cell>
              <table:table-cell office:value-type="float" office:value="90">
                <text:p>9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583.366087963">
                <text:p>42583.366087963</text:p>
              </table:table-cell>
              <table:table-cell office:value-type="float" office:value="90">
                <text:p>9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583.366099537">
                <text:p>42583.366099537</text:p>
              </table:table-cell>
              <table:table-cell office:value-type="float" office:value="90">
                <text:p>90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583.3661111111">
                <text:p>42583.3661111111</text:p>
              </table:table-cell>
              <table:table-cell office:value-type="float" office:value="90">
                <text:p>9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583.3661226852">
                <text:p>42583.3661226852</text:p>
              </table:table-cell>
              <table:table-cell office:value-type="float" office:value="90">
                <text:p>90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583.3661342593">
                <text:p>42583.3661342593</text:p>
              </table:table-cell>
              <table:table-cell office:value-type="float" office:value="90">
                <text:p>9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583.3661458333">
                <text:p>42583.3661458333</text:p>
              </table:table-cell>
              <table:table-cell office:value-type="float" office:value="90">
                <text:p>90</text:p>
              </table:table-cell>
              <table:table-cell office:value-type="float" office:value="80.62">
                <text:p>80.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583.3661574074">
                <text:p>42583.3661574074</text:p>
              </table:table-cell>
              <table:table-cell office:value-type="float" office:value="90">
                <text:p>90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583.3661689815">
                <text:p>42583.3661689815</text:p>
              </table:table-cell>
              <table:table-cell office:value-type="float" office:value="90">
                <text:p>90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583.3661805556">
                <text:p>42583.3661805556</text:p>
              </table:table-cell>
              <table:table-cell office:value-type="float" office:value="90">
                <text:p>90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583.3661921296">
                <text:p>42583.3661921296</text:p>
              </table:table-cell>
              <table:table-cell office:value-type="float" office:value="90">
                <text:p>90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583.3662037037">
                <text:p>42583.3662037037</text:p>
              </table:table-cell>
              <table:table-cell office:value-type="float" office:value="90">
                <text:p>90</text:p>
              </table:table-cell>
              <table:table-cell office:value-type="float" office:value="89.69">
                <text:p>89.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583.3662152778">
                <text:p>42583.3662152778</text:p>
              </table:table-cell>
              <table:table-cell office:value-type="float" office:value="90">
                <text:p>90</text:p>
              </table:table-cell>
              <table:table-cell office:value-type="float" office:value="90.94">
                <text:p>90.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83.3662268519">
                <text:p>42583.3662268519</text:p>
              </table:table-cell>
              <table:table-cell office:value-type="float" office:value="90">
                <text:p>90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583.3662384259">
                <text:p>42583.3662384259</text:p>
              </table:table-cell>
              <table:table-cell office:value-type="float" office:value="90">
                <text:p>90</text:p>
              </table:table-cell>
              <table:table-cell office:value-type="float" office:value="90.62">
                <text:p>90.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583.36625">
                <text:p>42583.36625</text:p>
              </table:table-cell>
              <table:table-cell office:value-type="float" office:value="90">
                <text:p>90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583.3662615741">
                <text:p>42583.3662615741</text:p>
              </table:table-cell>
              <table:table-cell office:value-type="float" office:value="90">
                <text:p>90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583.3662731481">
                <text:p>42583.3662731481</text:p>
              </table:table-cell>
              <table:table-cell office:value-type="float" office:value="90">
                <text:p>90</text:p>
              </table:table-cell>
              <table:table-cell office:value-type="float" office:value="81.69">
                <text:p>81.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583.3662847222">
                <text:p>42583.3662847222</text:p>
              </table:table-cell>
              <table:table-cell office:value-type="float" office:value="90">
                <text:p>90</text:p>
              </table:table-cell>
              <table:table-cell office:value-type="float" office:value="95.56">
                <text:p>95.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583.3662962963">
                <text:p>42583.3662962963</text:p>
              </table:table-cell>
              <table:table-cell office:value-type="float" office:value="90">
                <text:p>90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583.3663078704">
                <text:p>42583.3663078704</text:p>
              </table:table-cell>
              <table:table-cell office:value-type="float" office:value="90">
                <text:p>90</text:p>
              </table:table-cell>
              <table:table-cell office:value-type="float" office:value="90.37">
                <text:p>90.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583.3663194444">
                <text:p>42583.3663194444</text:p>
              </table:table-cell>
              <table:table-cell office:value-type="float" office:value="90">
                <text:p>90</text:p>
              </table:table-cell>
              <table:table-cell office:value-type="float" office:value="91.62">
                <text:p>91.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583.3663310185">
                <text:p>42583.3663310185</text:p>
              </table:table-cell>
              <table:table-cell office:value-type="float" office:value="90">
                <text:p>90</text:p>
              </table:table-cell>
              <table:table-cell office:value-type="float" office:value="88.81">
                <text:p>88.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583.3663425926">
                <text:p>42583.3663425926</text:p>
              </table:table-cell>
              <table:table-cell office:value-type="float" office:value="90">
                <text:p>9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583.3663541667">
                <text:p>42583.3663541667</text:p>
              </table:table-cell>
              <table:table-cell office:value-type="float" office:value="90">
                <text:p>9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583.3663657407">
                <text:p>42583.3663657407</text:p>
              </table:table-cell>
              <table:table-cell office:value-type="float" office:value="90">
                <text:p>90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583.3663773148">
                <text:p>42583.3663773148</text:p>
              </table:table-cell>
              <table:table-cell office:value-type="float" office:value="90">
                <text:p>90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583.3663888889">
                <text:p>42583.3663888889</text:p>
              </table:table-cell>
              <table:table-cell office:value-type="float" office:value="90">
                <text:p>90</text:p>
              </table:table-cell>
              <table:table-cell office:value-type="float" office:value="92.87">
                <text:p>92.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583.366400463">
                <text:p>42583.366400463</text:p>
              </table:table-cell>
              <table:table-cell office:value-type="float" office:value="90">
                <text:p>90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583.366412037">
                <text:p>42583.366412037</text:p>
              </table:table-cell>
              <table:table-cell office:value-type="float" office:value="90">
                <text:p>90</text:p>
              </table:table-cell>
              <table:table-cell office:value-type="float" office:value="118.37">
                <text:p>118.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583.3664236111">
                <text:p>42583.3664236111</text:p>
              </table:table-cell>
              <table:table-cell office:value-type="float" office:value="90">
                <text:p>90</text:p>
              </table:table-cell>
              <table:table-cell office:value-type="float" office:value="117.37">
                <text:p>117.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583.3664351852">
                <text:p>42583.3664351852</text:p>
              </table:table-cell>
              <table:table-cell office:value-type="float" office:value="96">
                <text:p>96</text:p>
              </table:table-cell>
              <table:table-cell office:value-type="float" office:value="123.94">
                <text:p>123.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583.3664467593">
                <text:p>42583.3664467593</text:p>
              </table:table-cell>
              <table:table-cell office:value-type="float" office:value="102">
                <text:p>102</text:p>
              </table:table-cell>
              <table:table-cell office:value-type="float" office:value="135.38">
                <text:p>135.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583.3664583333">
                <text:p>42583.3664583333</text:p>
              </table:table-cell>
              <table:table-cell office:value-type="float" office:value="108">
                <text:p>108</text:p>
              </table:table-cell>
              <table:table-cell office:value-type="float" office:value="150.13">
                <text:p>150.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583.3664699074">
                <text:p>42583.3664699074</text:p>
              </table:table-cell>
              <table:table-cell office:value-type="float" office:value="114">
                <text:p>114</text:p>
              </table:table-cell>
              <table:table-cell office:value-type="float" office:value="167.75">
                <text:p>167.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583.3664814815">
                <text:p>42583.3664814815</text:p>
              </table:table-cell>
              <table:table-cell office:value-type="float" office:value="120">
                <text:p>120</text:p>
              </table:table-cell>
              <table:table-cell office:value-type="float" office:value="170.81">
                <text:p>170.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583.3664930556">
                <text:p>42583.3664930556</text:p>
              </table:table-cell>
              <table:table-cell office:value-type="float" office:value="126">
                <text:p>126</text:p>
              </table:table-cell>
              <table:table-cell office:value-type="float" office:value="178.56">
                <text:p>178.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583.3665046296">
                <text:p>42583.3665046296</text:p>
              </table:table-cell>
              <table:table-cell office:value-type="float" office:value="132">
                <text:p>132</text:p>
              </table:table-cell>
              <table:table-cell office:value-type="float" office:value="203.44">
                <text:p>203.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583.3665162037">
                <text:p>42583.3665162037</text:p>
              </table:table-cell>
              <table:table-cell office:value-type="float" office:value="138">
                <text:p>138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583.3665277778">
                <text:p>42583.3665277778</text:p>
              </table:table-cell>
              <table:table-cell office:value-type="float" office:value="144">
                <text:p>144</text:p>
              </table:table-cell>
              <table:table-cell office:value-type="float" office:value="226.06">
                <text:p>226.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583.3665393519">
                <text:p>42583.3665393519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583.3665509259">
                <text:p>42583.3665509259</text:p>
              </table:table-cell>
              <table:table-cell office:value-type="float" office:value="156">
                <text:p>156</text:p>
              </table:table-cell>
              <table:table-cell office:value-type="float" office:value="210.31">
                <text:p>210.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583.3665625">
                <text:p>42583.3665625</text:p>
              </table:table-cell>
              <table:table-cell office:value-type="float" office:value="162">
                <text:p>162</text:p>
              </table:table-cell>
              <table:table-cell office:value-type="float" office:value="202.13">
                <text:p>202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583.3665740741">
                <text:p>42583.3665740741</text:p>
              </table:table-cell>
              <table:table-cell office:value-type="float" office:value="168">
                <text:p>16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583.3665856482">
                <text:p>42583.3665856482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583.3665972222">
                <text:p>42583.3665972222</text:p>
              </table:table-cell>
              <table:table-cell office:value-type="float" office:value="180">
                <text:p>180</text:p>
              </table:table-cell>
              <table:table-cell office:value-type="float" office:value="178.63">
                <text:p>178.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583.3666087963">
                <text:p>42583.3666087963</text:p>
              </table:table-cell>
              <table:table-cell office:value-type="float" office:value="180">
                <text:p>180</text:p>
              </table:table-cell>
              <table:table-cell office:value-type="float" office:value="187.38">
                <text:p>187.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583.3666203704">
                <text:p>42583.3666203704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583.3666319444">
                <text:p>42583.3666319444</text:p>
              </table:table-cell>
              <table:table-cell office:value-type="float" office:value="180">
                <text:p>180</text:p>
              </table:table-cell>
              <table:table-cell office:value-type="float" office:value="184.56">
                <text:p>184.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583.3666435185">
                <text:p>42583.3666435185</text:p>
              </table:table-cell>
              <table:table-cell office:value-type="float" office:value="180">
                <text:p>180</text:p>
              </table:table-cell>
              <table:table-cell office:value-type="float" office:value="177.81">
                <text:p>177.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583.3666666667">
                <text:p>42583.3666666667</text:p>
              </table:table-cell>
              <table:table-cell office:value-type="float" office:value="180">
                <text:p>180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583.3666782407">
                <text:p>42583.3666782407</text:p>
              </table:table-cell>
              <table:table-cell office:value-type="float" office:value="180">
                <text:p>180</text:p>
              </table:table-cell>
              <table:table-cell office:value-type="float" office:value="178.13">
                <text:p>178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583.3666898148">
                <text:p>42583.3666898148</text:p>
              </table:table-cell>
              <table:table-cell office:value-type="float" office:value="180">
                <text:p>180</text:p>
              </table:table-cell>
              <table:table-cell office:value-type="float" office:value="181.94">
                <text:p>181.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583.3667013889">
                <text:p>42583.3667013889</text:p>
              </table:table-cell>
              <table:table-cell office:value-type="float" office:value="180">
                <text:p>180</text:p>
              </table:table-cell>
              <table:table-cell office:value-type="float" office:value="184.06">
                <text:p>184.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583.366712963">
                <text:p>42583.366712963</text:p>
              </table:table-cell>
              <table:table-cell office:value-type="float" office:value="180">
                <text:p>180</text:p>
              </table:table-cell>
              <table:table-cell office:value-type="float" office:value="184.31">
                <text:p>184.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583.366724537">
                <text:p>42583.366724537</text:p>
              </table:table-cell>
              <table:table-cell office:value-type="float" office:value="180">
                <text:p>180</text:p>
              </table:table-cell>
              <table:table-cell office:value-type="float" office:value="180.56">
                <text:p>180.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583.3667361111">
                <text:p>42583.3667361111</text:p>
              </table:table-cell>
              <table:table-cell office:value-type="float" office:value="180">
                <text:p>180</text:p>
              </table:table-cell>
              <table:table-cell office:value-type="float" office:value="176.19">
                <text:p>176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583.3667476852">
                <text:p>42583.3667476852</text:p>
              </table:table-cell>
              <table:table-cell office:value-type="float" office:value="180">
                <text:p>180</text:p>
              </table:table-cell>
              <table:table-cell office:value-type="float" office:value="175.31">
                <text:p>175.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583.3667592593">
                <text:p>42583.3667592593</text:p>
              </table:table-cell>
              <table:table-cell office:value-type="float" office:value="180">
                <text:p>180</text:p>
              </table:table-cell>
              <table:table-cell office:value-type="float" office:value="173.94">
                <text:p>173.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583.3667708333">
                <text:p>42583.3667708333</text:p>
              </table:table-cell>
              <table:table-cell office:value-type="float" office:value="180">
                <text:p>180</text:p>
              </table:table-cell>
              <table:table-cell office:value-type="float" office:value="166.63">
                <text:p>166.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583.3667824074">
                <text:p>42583.3667824074</text:p>
              </table:table-cell>
              <table:table-cell office:value-type="float" office:value="180">
                <text:p>180</text:p>
              </table:table-cell>
              <table:table-cell office:value-type="float" office:value="170.81">
                <text:p>170.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583.3667939815">
                <text:p>42583.3667939815</text:p>
              </table:table-cell>
              <table:table-cell office:value-type="float" office:value="180">
                <text:p>180</text:p>
              </table:table-cell>
              <table:table-cell office:value-type="float" office:value="169.88">
                <text:p>169.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583.3668055556">
                <text:p>42583.3668055556</text:p>
              </table:table-cell>
              <table:table-cell office:value-type="float" office:value="180">
                <text:p>180</text:p>
              </table:table-cell>
              <table:table-cell office:value-type="float" office:value="169.94">
                <text:p>169.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583.3668171296">
                <text:p>42583.3668171296</text:p>
              </table:table-cell>
              <table:table-cell office:value-type="float" office:value="180">
                <text:p>180</text:p>
              </table:table-cell>
              <table:table-cell office:value-type="float" office:value="170.13">
                <text:p>170.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583.3668287037">
                <text:p>42583.3668287037</text:p>
              </table:table-cell>
              <table:table-cell office:value-type="float" office:value="180">
                <text:p>180</text:p>
              </table:table-cell>
              <table:table-cell office:value-type="float" office:value="177.44">
                <text:p>177.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583.3668402778">
                <text:p>42583.3668402778</text:p>
              </table:table-cell>
              <table:table-cell office:value-type="float" office:value="180">
                <text:p>180</text:p>
              </table:table-cell>
              <table:table-cell office:value-type="float" office:value="176.13">
                <text:p>176.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583.3668518519">
                <text:p>42583.3668518519</text:p>
              </table:table-cell>
              <table:table-cell office:value-type="float" office:value="180">
                <text:p>180</text:p>
              </table:table-cell>
              <table:table-cell office:value-type="float" office:value="175.63">
                <text:p>175.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583.3668634259">
                <text:p>42583.3668634259</text:p>
              </table:table-cell>
              <table:table-cell office:value-type="float" office:value="180">
                <text:p>180</text:p>
              </table:table-cell>
              <table:table-cell office:value-type="float" office:value="179.94">
                <text:p>179.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583.366875">
                <text:p>42583.366875</text:p>
              </table:table-cell>
              <table:table-cell office:value-type="float" office:value="180">
                <text:p>180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583.3668865741">
                <text:p>42583.3668865741</text:p>
              </table:table-cell>
              <table:table-cell office:value-type="float" office:value="180">
                <text:p>180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583.3668981482">
                <text:p>42583.3668981482</text:p>
              </table:table-cell>
              <table:table-cell office:value-type="float" office:value="180">
                <text:p>180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583.3669097222">
                <text:p>42583.3669097222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583.3669212963">
                <text:p>42583.3669212963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583.3669328704">
                <text:p>42583.3669328704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583.3669444444">
                <text:p>42583.3669444444</text:p>
              </table:table-cell>
              <table:table-cell office:value-type="float" office:value="180">
                <text:p>180</text:p>
              </table:table-cell>
              <table:table-cell office:value-type="float" office:value="180.19">
                <text:p>180.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583.3669560185">
                <text:p>42583.3669560185</text:p>
              </table:table-cell>
              <table:table-cell office:value-type="float" office:value="180">
                <text:p>180</text:p>
              </table:table-cell>
              <table:table-cell office:value-type="float" office:value="176.56">
                <text:p>176.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583.3669675926">
                <text:p>42583.3669675926</text:p>
              </table:table-cell>
              <table:table-cell office:value-type="float" office:value="180">
                <text:p>180</text:p>
              </table:table-cell>
              <table:table-cell office:value-type="float" office:value="176.31">
                <text:p>176.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583.3669791667">
                <text:p>42583.3669791667</text:p>
              </table:table-cell>
              <table:table-cell office:value-type="float" office:value="180">
                <text:p>180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583.3669907408">
                <text:p>42583.3669907408</text:p>
              </table:table-cell>
              <table:table-cell office:value-type="float" office:value="180">
                <text:p>180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583.3670023148">
                <text:p>42583.3670023148</text:p>
              </table:table-cell>
              <table:table-cell office:value-type="float" office:value="200">
                <text:p>200</text:p>
              </table:table-cell>
              <table:table-cell office:value-type="float" office:value="205.63">
                <text:p>205.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583.3670138889">
                <text:p>42583.3670138889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583.367025463">
                <text:p>42583.367025463</text:p>
              </table:table-cell>
              <table:table-cell office:value-type="float" office:value="240">
                <text:p>240</text:p>
              </table:table-cell>
              <table:table-cell office:value-type="float" office:value="249.38">
                <text:p>249.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583.367037037">
                <text:p>42583.367037037</text:p>
              </table:table-cell>
              <table:table-cell office:value-type="float" office:value="260">
                <text:p>260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583.3670486111">
                <text:p>42583.3670486111</text:p>
              </table:table-cell>
              <table:table-cell office:value-type="float" office:value="280">
                <text:p>280</text:p>
              </table:table-cell>
              <table:table-cell office:value-type="float" office:value="299.31">
                <text:p>299.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583.3670601852">
                <text:p>42583.3670601852</text:p>
              </table:table-cell>
              <table:table-cell office:value-type="float" office:value="300">
                <text:p>300</text:p>
              </table:table-cell>
              <table:table-cell office:value-type="float" office:value="308.75">
                <text:p>308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583.3670717593">
                <text:p>42583.3670717593</text:p>
              </table:table-cell>
              <table:table-cell office:value-type="float" office:value="320">
                <text:p>320</text:p>
              </table:table-cell>
              <table:table-cell office:value-type="float" office:value="315.94">
                <text:p>315.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583.3670833333">
                <text:p>42583.3670833333</text:p>
              </table:table-cell>
              <table:table-cell office:value-type="float" office:value="340">
                <text:p>340</text:p>
              </table:table-cell>
              <table:table-cell office:value-type="float" office:value="329.25">
                <text:p>329.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583.3670949074">
                <text:p>42583.3670949074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583.3671064815">
                <text:p>42583.3671064815</text:p>
              </table:table-cell>
              <table:table-cell office:value-type="float" office:value="0">
                <text:p>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583.3671180556">
                <text:p>42583.367118055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583.3671296296">
                <text:p>42583.3671296296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583.3671412037">
                <text:p>42583.3671412037</text:p>
              </table:table-cell>
              <table:table-cell office:value-type="float" office:value="0">
                <text:p>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583.3671527778">
                <text:p>42583.36715277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583.3671643519">
                <text:p>42583.367164351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583.3671759259">
                <text:p>42583.3671759259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583.3671875">
                <text:p>42583.3671875</text:p>
              </table:table-cell>
              <table:table-cell office:value-type="float" office:value="0">
                <text:p>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583.3671990741">
                <text:p>42583.367199074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583.3672106482">
                <text:p>42583.3672106482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583.3672222222">
                <text:p>42583.3672222222</text:p>
              </table:table-cell>
              <table:table-cell office:value-type="float" office:value="0">
                <text:p>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583.3672337963">
                <text:p>42583.367233796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583.3672453704">
                <text:p>42583.3672453704</text:p>
              </table:table-cell>
              <table:table-cell office:value-type="float" office:value="0">
                <text:p>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583.3672569445">
                <text:p>42583.3672569445</text:p>
              </table:table-cell>
              <table:table-cell office:value-type="float" office:value="0">
                <text:p>0</text:p>
              </table:table-cell>
              <table:table-cell office:value-type="float" office:value="359.19">
                <text:p>359.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583.3672685185">
                <text:p>42583.3672685185</text:p>
              </table:table-cell>
              <table:table-cell office:value-type="float" office:value="0">
                <text:p>0</text:p>
              </table:table-cell>
              <table:table-cell office:value-type="float" office:value="357.25">
                <text:p>357.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583.3672916667">
                <text:p>42583.3672916667</text:p>
              </table:table-cell>
              <table:table-cell office:value-type="float" office:value="0">
                <text:p>0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583.3673032407">
                <text:p>42583.3673032407</text:p>
              </table:table-cell>
              <table:table-cell office:value-type="float" office:value="0">
                <text:p>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583.3673148148">
                <text:p>42583.3673148148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583.3673263889">
                <text:p>42583.3673263889</text:p>
              </table:table-cell>
              <table:table-cell office:value-type="float" office:value="0">
                <text:p>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583.367337963">
                <text:p>42583.367337963</text:p>
              </table:table-cell>
              <table:table-cell office:value-type="float" office:value="0">
                <text:p>0</text:p>
              </table:table-cell>
              <table:table-cell office:value-type="float" office:value="9.88">
                <text:p>9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